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4" style:family="table-cell" style:parent-style-name="Default" style:data-style-name="N0">
      <style:table-cell-properties style:vertical-align="automatic"/>
      <style:text-properties fo:color="#494848"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5" style:family="table-cell" style:parent-style-name="Default" style:data-style-name="N30"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6" style:family="table-cell" style:parent-style-name="Default" style:data-style-name="N30">
      <style:table-cell-properties style:vertical-align="automatic" fo:wrap-option="wrap"/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7" style:family="table-cell" style:parent-style-name="Default" style:data-style-name="N0">
      <style:table-cell-properties style:vertical-align="automatic" fo:wrap-option="wrap"/>
      <style:text-properties fo:color="#494848"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8" style:family="table-cell" style:parent-style-name="Default" style:data-style-name="N0">
      <style:text-properties style:font-name="DejaVu Sans Mono" style:font-name-asian="DejaVu Sans Mono" style:font-name-complex="DejaVu Sans Mono" fo:font-size="7pt" style:font-size-asian="7pt" style:font-size-complex="7pt" style:text-underline-style="solid" style:text-underline-type="single" style:font-family-generic="modern"/>
    </style:style>
    <style:style style:name="ce9" style:family="table-cell" style:parent-style-name="Default" style:data-style-name="N36"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DejaVu Sans Mono" style:font-name-asian="DejaVu Sans Mono" style:font-name-complex="DejaVu Sans Mono" fo:font-size="7pt" style:font-size-asian="7pt" style:font-size-complex="7pt" style:font-family-generic="modern"/>
    </style:style>
    <style:style style:name="co1" style:family="table-column">
      <style:table-column-properties fo:break-before="auto" style:column-width="5.56683333333333cm"/>
    </style:style>
    <style:style style:name="co2" style:family="table-column">
      <style:table-column-properties fo:break-before="auto" style:column-width="3.57716666666667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7.28133333333333cm"/>
    </style:style>
    <style:style style:name="co7" style:family="table-column">
      <style:table-column-properties fo:break-before="auto" style:column-width="0.656166666666667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2.70933333333333cm"/>
    </style:style>
    <style:style style:name="co10" style:family="table-column">
      <style:table-column-properties fo:break-before="auto" style:column-width="28.1516666666667cm"/>
    </style:style>
    <style:style style:name="co11" style:family="table-column">
      <style:table-column-properties fo:break-before="auto" style:column-width="6.858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40.3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0"/>
        <table:table-column table:style-name="co10" table:default-cell-style-name="ce3"/>
        <table:table-column table:style-name="co11" table:number-columns-repeated="33" table:default-cell-style-name="ce2"/>
        <table:table-column table:style-name="co12" table:number-columns-repeated="981" table:default-cell-style-name="ce2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ns1:groupId</text:p>
          </table:table-cell>
          <table:table-cell office:value-type="string" table:style-name="ce2">
            <text:p>ns1:artifactId</text:p>
          </table:table-cell>
          <table:table-cell office:value-type="string" table:style-name="ce2">
            <text:p>ns1:version</text:p>
          </table:table-cell>
          <table:table-cell office:value-type="string" table:style-name="ce2">
            <text:p>ns1:classifier</text:p>
          </table:table-cell>
          <table:table-cell table:style-name="ce2"/>
          <table:table-cell office:value-type="string" table:style-name="ce3">
            <text:p>ns1:systemPath</text:p>
          </table:table-cell>
          <table:table-cell table:number-columns-repeated="2" table:style-name="ce3"/>
          <table:table-cell office:value-type="string" table:style-name="ce4">
            <text:p>local repo</text:p>
          </table:table-cell>
          <table:table-cell office:value-type="string" table:style-name="ce3">
            <text:p>ts repo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2">
            <text:p>7.2.0240.0205</text:p>
          </table:table-cell>
          <table:table-cell table:number-columns-repeated="2" table:style-name="ce5"/>
          <table:table-cell office:value-type="string" table:style-name="ce6">
            <text:p>c:\JavaLibraries\Documentum Foundation Classes for Windows, Version 7.2.0240.0205 Linux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2.0240.0205&quot; -Dfile=&quot;c:\JavaLibraries\Documentum Foundation Classes for Windows, Version 7.2.0240.0205 Linux\dfc.jar&quot; -DgeneratePom=true" table:formula="of:=+CONCATENATE(&quot;mvn install:install-file -DgroupId=&quot;;[.A2];&quot; -DartifactId=&quot;;[.B2];&quot; -Dpackaging=jar -Dversion=&quot;;CHAR(34);[.C2];CHAR(34);&quot; -Dfile=&quot;;CHAR(34);[.F2];CHAR(34);&quot; -DgeneratePom=true&quot;)" table:style-name="ce4">
            <text:p>mvn install:install-file -DgroupId=com.documentum -DartifactId=Documentum -Dpackaging=jar -Dversion="7.2.0240.0205" -Dfile="c:\JavaLibraries\Documentum Foundation Classes for Windows, Version 7.2.0240.0205 Linux\dfc.jar" -DgeneratePom=true</text:p>
          </table:table-cell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api</text:p>
          </table:table-cell>
          <table:table-cell office:value-type="string" table:style-name="ce2">
            <text:p>7.2.0240.0205</text:p>
          </table:table-cell>
          <table:table-cell table:number-columns-repeated="2" table:style-name="ce5"/>
          <table:table-cell office:value-type="string" table:style-name="ce6">
            <text:p>c:\JavaLibraries\Documentum Foundation Classes for Windows, Version 7.2.0240.0205 Linux\configservice-api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api -Dpackaging=jar -Dversion=&quot;7.2.0240.0205&quot; -Dfile=&quot;c:\JavaLibraries\Documentum Foundation Classes for Windows, Version 7.2.0240.0205 Linux\configservice-api.jar&quot; -DgeneratePom=true" table:formula="of:=+CONCATENATE(&quot;mvn install:install-file -DgroupId=&quot;;[.A3];&quot; -DartifactId=&quot;;[.B3];&quot; -Dpackaging=jar -Dversion=&quot;;CHAR(34);[.C3];CHAR(34);&quot; -Dfile=&quot;;CHAR(34);[.F3];CHAR(34);&quot; -DgeneratePom=true&quot;)" table:style-name="ce4">
            <text:p>mvn install:install-file -DgroupId=com.documentum.services -DartifactId=configservice-api -Dpackaging=jar -Dversion="7.2.0240.0205" -Dfile="c:\JavaLibraries\Documentum Foundation Classes for Windows, Version 7.2.0240.0205 Linux\configservice-api.jar" -DgeneratePom=true</text:p>
          </table:table-cell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2.0240.0205</text:p>
          </table:table-cell>
          <table:table-cell table:number-columns-repeated="2" table:style-name="ce5"/>
          <table:table-cell office:value-type="string" table:style-name="ce6">
            <text:p>c:\JavaLibraries\Documentum Foundation Classes for Windows, Version 7.2.0240.0205 Linux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2.0240.0205&quot; -Dfile=&quot;c:\JavaLibraries\Documentum Foundation Classes for Windows, Version 7.2.0240.0205 Linux\configservice-impl.jar&quot; -DgeneratePom=true" table:formula="of:=+CONCATENATE(&quot;mvn install:install-file -DgroupId=&quot;;[.A4];&quot; -DartifactId=&quot;;[.B4];&quot; -Dpackaging=jar -Dversion=&quot;;CHAR(34);[.C4];CHAR(34);&quot; -Dfile=&quot;;CHAR(34);[.F4];CHAR(34);&quot; -DgeneratePom=true&quot;)" table:style-name="ce4">
            <text:p>mvn install:install-file -DgroupId=com.documentum.services -DartifactId=configservice-impl -Dpackaging=jar -Dversion="7.2.0240.0205" -Dfile="c:\JavaLibraries\Documentum Foundation Classes for Windows, Version 7.2.0240.0205 Linux\configservice-impl.jar" -DgeneratePom=true</text:p>
          </table:table-cell>
          <table:table-cell table:style-name="ce7"/>
          <table:table-cell table:number-columns-repeated="16374"/>
        </table:table-row>
        <table:table-row table:style-name="ro3">
          <table:table-cell office:value-type="string" table:style-name="ce5">
            <text:p>com.mobitel</text:p>
          </table:table-cell>
          <table:table-cell office:value-type="string" table:style-name="ce8">
            <text:p>barcode</text:p>
          </table:table-cell>
          <table:table-cell office:value-type="string" table:style-name="ce2">
            <text:p>0.0.4</text:p>
          </table:table-cell>
          <table:table-cell table:number-columns-repeated="2" table:style-name="ce5"/>
          <table:table-cell office:value-type="string" table:style-name="ce6">
            <text:p>\home\klemen\workspace\BarcodeSBO\target\BarcodeSBO-0.0.4.jar</text:p>
          </table:table-cell>
          <table:table-cell table:number-columns-repeated="2" table:style-name="ce3"/>
          <table:table-cell office:value-type="string" office:string-value="mvn install:install-file -DgroupId=com.mobitel -DartifactId=barcode -Dpackaging=jar -Dversion=&quot;0.0.4&quot; -Dfile=&quot;\home\klemen\workspace\BarcodeSBO\target\BarcodeSBO-0.0.4.jar&quot; -DgeneratePom=true" table:formula="of:=+CONCATENATE(&quot;mvn install:install-file -DgroupId=&quot;;[.A5];&quot; -DartifactId=&quot;;[.B5];&quot; -Dpackaging=jar -Dversion=&quot;;CHAR(34);[.C5];CHAR(34);&quot; -Dfile=&quot;;CHAR(34);[.F5];CHAR(34);&quot; -DgeneratePom=true&quot;)" table:style-name="ce4">
            <text:p>mvn install:install-file -DgroupId=com.mobitel -DartifactId=barcode -Dpackaging=jar -Dversion="0.0.4" -Dfile="\home\klemen\workspace\BarcodeSBO\target\BarcodeSBO-0.0.4.jar" -DgeneratePom=true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2" table:style-name="ce5"/>
          <table:table-cell table:style-name="ce2"/>
          <table:table-cell table:number-columns-repeated="2" table:style-name="ce5"/>
          <table:table-cell table:style-name="ce6"/>
          <table:table-cell table:number-columns-repeated="2" table:style-name="ce3"/>
          <table:table-cell table:style-name="ce4"/>
          <table:table-cell table:style-name="ce7"/>
          <table:table-cell table:number-columns-repeated="16374"/>
        </table:table-row>
        <table:table-row table:style-name="ro3">
          <table:table-cell office:value-type="string" table:style-name="ce5">
            <text:p>com.emc.documentum.fs.datamodel.core</text:p>
          </table:table-cell>
          <table:table-cell office:value-type="string" table:style-name="ce5">
            <text:p>emc-dfs-services-remote</text:p>
          </table:table-cell>
          <table:table-cell office:value-type="string" table:style-name="ce5">
            <text:p>6.5.P2400</text:p>
          </table:table-cell>
          <table:table-cell table:number-columns-repeated="2" table:style-name="ce5"/>
          <table:table-cell office:value-type="string" table:style-name="ce6">
            <text:p>c:\JavaLibraries\DFS_6.5p2400\emc-dfs-services-remote.jar</text:p>
          </table:table-cell>
          <table:table-cell table:number-columns-repeated="2" table:style-name="ce3"/>
          <table:table-cell office:value-type="string" office:string-value="mvn install:install-file -DgroupId=com.emc.documentum.fs.datamodel.core -DartifactId=emc-dfs-services-remote -Dpackaging=jar -Dversion=&quot;6.5.P2400&quot; -Dfile=&quot;c:\JavaLibraries\DFS_6.5p2400\emc-dfs-services-remote.jar&quot; -DgeneratePom=true" table:formula="of:=+CONCATENATE(&quot;mvn install:install-file -DgroupId=&quot;;[.A7];&quot; -DartifactId=&quot;;[.B7];&quot; -Dpackaging=jar -Dversion=&quot;;CHAR(34);[.C7];CHAR(34);&quot; -Dfile=&quot;;CHAR(34);[.F7];CHAR(34);&quot; -DgeneratePom=true&quot;)" table:style-name="ce4">
            <text:p>mvn install:install-file -DgroupId=com.emc.documentum.fs.datamodel.core -DartifactId=emc-dfs-services-remote -Dpackaging=jar -Dversion="6.5.P2400" -Dfile="c:\JavaLibraries\DFS_6.5p2400\emc-dfs-services-remote.jar" -DgeneratePom=true</text:p>
          </table:table-cell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emc.documentum.fs.rt</text:p>
          </table:table-cell>
          <table:table-cell office:value-type="string" table:style-name="ce2">
            <text:p>emc-dfs-rt-remote</text:p>
          </table:table-cell>
          <table:table-cell office:value-type="string" table:style-name="ce5">
            <text:p>6.5.P2400</text:p>
          </table:table-cell>
          <table:table-cell table:number-columns-repeated="2" table:style-name="ce5"/>
          <table:table-cell office:value-type="string" table:style-name="ce3">
            <text:p>c:\JavaLibraries\DFS_6.5p2400\emc-dfs-rt-remote.jar</text:p>
          </table:table-cell>
          <table:table-cell table:number-columns-repeated="2" table:style-name="ce3"/>
          <table:table-cell office:value-type="string" office:string-value="mvn install:install-file -DgroupId=com.emc.documentum.fs.rt -DartifactId=emc-dfs-rt-remote -Dpackaging=jar -Dversion=&quot;6.5.P2400&quot; -Dfile=&quot;c:\JavaLibraries\DFS_6.5p2400\emc-dfs-rt-remote.jar&quot; -DgeneratePom=true" table:formula="of:=+CONCATENATE(&quot;mvn install:install-file -DgroupId=&quot;;[.A8];&quot; -DartifactId=&quot;;[.B8];&quot; -Dpackaging=jar -Dversion=&quot;;CHAR(34);[.C8];CHAR(34);&quot; -Dfile=&quot;;CHAR(34);[.F8];CHAR(34);&quot; -DgeneratePom=true&quot;)" table:style-name="ce4">
            <text:p>mvn install:install-file -DgroupId=com.emc.documentum.fs.rt -DartifactId=emc-dfs-rt-remote -Dpackaging=jar -Dversion="6.5.P2400" -Dfile="c:\JavaLibraries\DFS_6.5p2400\emc-dfs-rt-remote.jar" -DgeneratePom=true</text:p>
          </table:table-cell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emc.documentum.fs.rt</text:p>
          </table:table-cell>
          <table:table-cell office:value-type="string" table:style-name="ce2">
            <text:p>emc-dfs-tools</text:p>
          </table:table-cell>
          <table:table-cell office:value-type="string" table:style-name="ce5">
            <text:p>6.5.P2400</text:p>
          </table:table-cell>
          <table:table-cell table:number-columns-repeated="2" table:style-name="ce2"/>
          <table:table-cell office:value-type="string" table:style-name="ce3">
            <text:p>c:\JavaLibraries\DFS_6.5p2400\emc-dfs-tools.jar</text:p>
          </table:table-cell>
          <table:table-cell table:number-columns-repeated="2" table:style-name="ce3"/>
          <table:table-cell office:value-type="string" office:string-value="mvn install:install-file -DgroupId=com.emc.documentum.fs.rt -DartifactId=emc-dfs-tools -Dpackaging=jar -Dversion=&quot;6.5.P2400&quot; -Dfile=&quot;c:\JavaLibraries\DFS_6.5p2400\emc-dfs-tools.jar&quot; -DgeneratePom=true" table:formula="of:=+CONCATENATE(&quot;mvn install:install-file -DgroupId=&quot;;[.A9];&quot; -DartifactId=&quot;;[.B9];&quot; -Dpackaging=jar -Dversion=&quot;;CHAR(34);[.C9];CHAR(34);&quot; -Dfile=&quot;;CHAR(34);[.F9];CHAR(34);&quot; -DgeneratePom=true&quot;)" table:style-name="ce4">
            <text:p>mvn install:install-file -DgroupId=com.emc.documentum.fs.rt -DartifactId=emc-dfs-tools -Dpackaging=jar -Dversion="6.5.P2400" -Dfile="c:\JavaLibraries\DFS_6.5p2400\emc-dfs-tools.jar" -DgeneratePom=true</text:p>
          </table:table-cell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emc.documentum.fs.rt</text:p>
          </table:table-cell>
          <table:table-cell office:value-type="string" table:style-name="ce2">
            <text:p>emc-dfs-rt</text:p>
          </table:table-cell>
          <table:table-cell office:value-type="string" table:style-name="ce5">
            <text:p>6.5.P2400</text:p>
          </table:table-cell>
          <table:table-cell table:number-columns-repeated="2" table:style-name="ce2"/>
          <table:table-cell office:value-type="string" table:style-name="ce3">
            <text:p>c:\JavaLibraries\DFS_6.5p2400\emc-dfs-rt.jar</text:p>
          </table:table-cell>
          <table:table-cell table:number-columns-repeated="2" table:style-name="ce3"/>
          <table:table-cell office:value-type="string" office:string-value="mvn install:install-file -DgroupId=com.emc.documentum.fs.rt -DartifactId=emc-dfs-rt -Dpackaging=jar -Dversion=&quot;6.5.P2400&quot; -Dfile=&quot;c:\JavaLibraries\DFS_6.5p2400\emc-dfs-rt.jar&quot; -DgeneratePom=true" table:formula="of:=+CONCATENATE(&quot;mvn install:install-file -DgroupId=&quot;;[.A10];&quot; -DartifactId=&quot;;[.B10];&quot; -Dpackaging=jar -Dversion=&quot;;CHAR(34);[.C10];CHAR(34);&quot; -Dfile=&quot;;CHAR(34);[.F10];CHAR(34);&quot; -DgeneratePom=true&quot;)" table:style-name="ce4">
            <text:p>mvn install:install-file -DgroupId=com.emc.documentum.fs.rt -DartifactId=emc-dfs-rt -Dpackaging=jar -Dversion="6.5.P2400" -Dfile="c:\JavaLibraries\DFS_6.5p2400\emc-dfs-rt.jar" -DgeneratePom=true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oracle</text:p>
          </table:table-cell>
          <table:table-cell office:value-type="string" table:style-name="ce2">
            <text:p>ojdbc7</text:p>
          </table:table-cell>
          <table:table-cell office:value-type="string" table:style-name="ce9">
            <text:p>12.1.0.1</text:p>
          </table:table-cell>
          <table:table-cell table:number-columns-repeated="2" table:style-name="ce2"/>
          <table:table-cell office:value-type="string" table:style-name="ce3">
            <text:p>c:\JavaLibraries\Oracle\Oracle Database 12.1.0.1 JDBC Driver\ojdbc7.jar</text:p>
          </table:table-cell>
          <table:table-cell table:number-columns-repeated="2" table:style-name="ce3"/>
          <table:table-cell office:value-type="string" office:string-value="mvn install:install-file -DgroupId=com.oracle -DartifactId=ojdbc7 -Dpackaging=jar -Dversion=&quot;12.1.0.1&quot; -Dfile=&quot;c:\JavaLibraries\Oracle\Oracle Database 12.1.0.1 JDBC Driver\ojdbc7.jar&quot; -DgeneratePom=true" table:formula="of:=+CONCATENATE(&quot;mvn install:install-file -DgroupId=&quot;;[.A12];&quot; -DartifactId=&quot;;[.B12];&quot; -Dpackaging=jar -Dversion=&quot;;CHAR(34);[.C12];CHAR(34);&quot; -Dfile=&quot;;CHAR(34);[.F12];CHAR(34);&quot; -DgeneratePom=true&quot;)" table:style-name="ce4">
            <text:p>mvn install:install-file -DgroupId=com.oracle -DartifactId=ojdbc7 -Dpackaging=jar -Dversion="12.1.0.1" -Dfile="c:\JavaLibraries\Oracle\Oracle Database 12.1.0.1 JDBC Driver\ojdbc7.jar" -DgeneratePom=true</text:p>
          </table:table-cell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oracle</text:p>
          </table:table-cell>
          <table:table-cell office:value-type="string" table:style-name="ce2">
            <text:p>ucp</text:p>
          </table:table-cell>
          <table:table-cell office:value-type="string" table:style-name="ce9">
            <text:p>12.1.0.1</text:p>
          </table:table-cell>
          <table:table-cell table:number-columns-repeated="2" table:style-name="ce2"/>
          <table:table-cell office:value-type="string" table:style-name="ce3">
            <text:p>c:\JavaLibraries\Oracle\Oracle Database 12.1.0.1 JDBC Driver\ucp.jar</text:p>
          </table:table-cell>
          <table:table-cell table:number-columns-repeated="2" table:style-name="ce3"/>
          <table:table-cell office:value-type="string" office:string-value="mvn install:install-file -DgroupId=com.oracle -DartifactId=ucp -Dpackaging=jar -Dversion=&quot;12.1.0.1&quot; -Dfile=&quot;c:\JavaLibraries\Oracle\Oracle Database 12.1.0.1 JDBC Driver\ucp.jar&quot; -DgeneratePom=true" table:formula="of:=+CONCATENATE(&quot;mvn install:install-file -DgroupId=&quot;;[.A13];&quot; -DartifactId=&quot;;[.B13];&quot; -Dpackaging=jar -Dversion=&quot;;CHAR(34);[.C13];CHAR(34);&quot; -Dfile=&quot;;CHAR(34);[.F13];CHAR(34);&quot; -DgeneratePom=true&quot;)" table:style-name="ce4">
            <text:p>mvn install:install-file -DgroupId=com.oracle -DartifactId=ucp -Dpackaging=jar -Dversion="12.1.0.1" -Dfile="c:\JavaLibraries\Oracle\Oracle Database 12.1.0.1 JDBC Driver\ucp.jar" -DgeneratePom=true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centos</text:p>
          </table:table-cell>
          <table:table-cell table:style-name="ce5"/>
          <table:table-cell office:value-type="string" table:style-name="ce6">
            <text:p>c:\JavaLibraries\Documentum Foundation Classes for Windows, Version 7.2.0240.0205 Linux\configservice-api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api -Dpackaging=jar -Dversion=&quot;7.2.0240.0205&quot; -Dfile=&quot;c:\JavaLibraries\Documentum Foundation Classes for Windows, Version 7.2.0240.0205 Linux\configservice-api.jar&quot; -DgeneratePom=true -Dclassifier=centos" table:formula="of:=+CONCATENATE(&quot;mvn install:install-file -DgroupId=&quot;;[.A15];&quot; -DartifactId=&quot;;[.B15];&quot; -Dpackaging=jar -Dversion=&quot;;CHAR(34);[.C15];CHAR(34);&quot; -Dfile=&quot;;CHAR(34);[.F15];CHAR(34);&quot; -DgeneratePom=true -Dclassifier=&quot;;[.D15])" table:style-name="ce4">
            <text:p>mvn install:install-file -DgroupId=com.documentum.services -DartifactId=configservice-api -Dpackaging=jar -Dversion="7.2.0240.0205" -Dfile="c:\JavaLibraries\Documentum Foundation Classes for Windows, Version 7.2.0240.0205 Linux\configservice-api.jar" -DgeneratePom=true -Dclassifier=centos</text:p>
          </table:table-cell>
          <table:table-cell office:value-type="string" office:string-value="mvn deploy:deploy-file -DgroupId=com.documentum.services -DartifactId=configservice-api -Dpackaging=jar -Dversion=&quot;7.2.0240.0205&quot; -Dfile=&quot;c:\JavaLibraries\Documentum Foundation Classes for Windows, Version 7.2.0240.0205 Linux\configservice-api.jar&quot; -DgeneratePom=true -Dclassifier=centos -DrepositoryId=ts-maven -Durl=http:\\bpl-trmmaven.ts.telekom.si:8081\artifactory\ext-release-local"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;&quot; -DrepositoryId=ts-maven -Durl=http:\\bpl-trmmaven.ts.telekom.si:8081\artifactory\ext-release-local&quot;)))" table:style-name="ce7">
            <text:p>mvn deploy:deploy-file -DgroupId=com.documentum.services -DartifactId=configservice-api -Dpackaging=jar -Dversion="7.2.0240.0205" -Dfile="c:\JavaLibraries\Documentum Foundation Classes for Windows, Version 7.2.0240.0205 Linux\configservice-api.jar" -DgeneratePom=true -Dclassifier=centos 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centos</text:p>
          </table:table-cell>
          <table:table-cell table:style-name="ce5"/>
          <table:table-cell office:value-type="string" table:style-name="ce6">
            <text:p>c:\JavaLibraries\Documentum Foundation Classes for Windows, Version 7.2.0240.0205 Linux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2.0240.0205&quot; -Dfile=&quot;c:\JavaLibraries\Documentum Foundation Classes for Windows, Version 7.2.0240.0205 Linux\configservice-impl.jar&quot; -DgeneratePom=true -Dclassifier=centos" table:formula="of:=+CONCATENATE(&quot;mvn install:install-file -DgroupId=&quot;;[.A16];&quot; -DartifactId=&quot;;[.B16];&quot; -Dpackaging=jar -Dversion=&quot;;CHAR(34);[.C16];CHAR(34);&quot; -Dfile=&quot;;CHAR(34);[.F16];CHAR(34);&quot; -DgeneratePom=true -Dclassifier=&quot;;[.D16])" table:style-name="ce4">
            <text:p>mvn install:install-file -DgroupId=com.documentum.services -DartifactId=configservice-impl -Dpackaging=jar -Dversion="7.2.0240.0205" -Dfile="c:\JavaLibraries\Documentum Foundation Classes for Windows, Version 7.2.0240.0205 Linux\configservice-impl.jar" -DgeneratePom=true -Dclassifier=centos</text:p>
          </table:table-cell>
          <table:table-cell office:value-type="string" office:string-value="mvn deploy:deploy-file -DgroupId=com.documentum.services -DartifactId=configservice-impl -Dpackaging=jar -Dversion=&quot;7.2.0240.0205&quot; -Dfile=&quot;c:\JavaLibraries\Documentum Foundation Classes for Windows, Version 7.2.0240.0205 Linux\configservice-impl.jar&quot; -DgeneratePom=true -Dclassifier=centos -DrepositoryId=ts-maven -Durl=http:\\bpl-trmmaven.ts.telekom.si:8081\artifactory\ext-release-local"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;&quot; -DrepositoryId=ts-maven -Durl=http:\\bpl-trmmaven.ts.telekom.si:8081\artifactory\ext-release-local&quot;)))" table:style-name="ce7">
            <text:p>mvn deploy:deploy-file -DgroupId=com.documentum.services -DartifactId=configservice-impl -Dpackaging=jar -Dversion="7.2.0240.0205" -Dfile="c:\JavaLibraries\Documentum Foundation Classes for Windows, Version 7.2.0240.0205 Linux\configservice-impl.jar" -DgeneratePom=true -Dclassifier=centos -DrepositoryId=ts-maven -Durl=http:\\bpl-trmmaven.ts.telekom.si:8081\artifactory\ext-release-local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rsa</text:p>
          </table:table-cell>
          <table:table-cell office:value-type="string" table:style-name="ce5">
            <text:p>certj</text:p>
          </table:table-cell>
          <table:table-cell office:value-type="string" table:style-name="ce2">
            <text:p>7.2.0240.0205</text:p>
          </table:table-cell>
          <table:table-cell table:number-columns-repeated="2" table:style-name="ce5"/>
          <table:table-cell office:value-type="string" table:style-name="ce6">
            <text:p>c:\JavaLibraries\Documentum Foundation Classes for Windows, Version 7.2.0240.0205 Linux\certj.jar</text:p>
          </table:table-cell>
          <table:table-cell table:number-columns-repeated="2" table:style-name="ce3"/>
          <table:table-cell office:value-type="string" office:string-value="mvn install:install-file -DgroupId=com.rsa -DartifactId=certj -Dpackaging=jar -Dversion=&quot;7.2.0240.0205&quot; -Dfile=&quot;c:\JavaLibraries\Documentum Foundation Classes for Windows, Version 7.2.0240.0205 Linux\certj.jar&quot; -DgeneratePom=true" table:formula="of:=+CONCATENATE(&quot;mvn install:install-file -DgroupId=&quot;;[.A18];&quot; -DartifactId=&quot;;[.B18];&quot; -Dpackaging=jar -Dversion=&quot;;CHAR(34);[.C18];CHAR(34);&quot; -Dfile=&quot;;CHAR(34);[.F18];CHAR(34);&quot; -DgeneratePom=true&quot;)" table:style-name="ce4">
            <text:p>mvn install:install-file -DgroupId=com.rsa -DartifactId=certj -Dpackaging=jar -Dversion="7.2.0240.0205" -Dfile="c:\JavaLibraries\Documentum Foundation Classes for Windows, Version 7.2.0240.0205 Linux\certj.jar" -DgeneratePom=true</text:p>
          </table:table-cell>
          <table:table-cell office:value-type="string" office:string-value="mvn deploy:deploy-file -DgroupId=com.rsa -DartifactId=certj -Dpackaging=jar -Dversion=&quot;7.2.0240.0205&quot; -Dfile=&quot;c:\JavaLibraries\Documentum Foundation Classes for Windows, Version 7.2.0240.0205 Linux\certj.jar&quot; -DgeneratePom=true FALSE"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;&quot;-DrepositoryId=ts-maven -Durl=http:\\bpl-trmmaven.ts.telekom.si:8081\artifactory\ext-release-local&quot;)))" table:style-name="ce7">
            <text:p>mvn deploy:deploy-file -DgroupId=com.rsa -DartifactId=certj -Dpackaging=jar -Dversion="7.2.0240.0205" -Dfile="c:\JavaLibraries\Documentum Foundation Classes for Windows, Version 7.2.0240.0205 Linux\certj.jar" -DgeneratePom=true FALSE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style-name="ce2"/>
          <table:table-cell table:number-columns-repeated="2" table:style-name="ce5"/>
          <table:table-cell table:style-name="ce6"/>
          <table:table-cell table:number-columns-repeated="2" table:style-name="ce3"/>
          <table:table-cell table:style-name="ce4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centos</text:p>
          </table:table-cell>
          <table:table-cell table:style-name="ce5"/>
          <table:table-cell office:value-type="string" table:style-name="ce6">
            <text:p>c:\JavaLibraries\Documentum Foundation Classes for Windows, Version 7.2.0240.0205 Linux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2.0240.0205&quot; -Dfile=&quot;c:\JavaLibraries\Documentum Foundation Classes for Windows, Version 7.2.0240.0205 Linux\dfc.jar&quot; -DgeneratePom=true -Dclassifier=centos" table:formula="of:=+CONCATENATE(&quot;mvn install:install-file -DgroupId=&quot;;[.A20];&quot; -DartifactId=&quot;;[.B20];&quot; -Dpackaging=jar -Dversion=&quot;;CHAR(34);[.C20];CHAR(34);&quot; -Dfile=&quot;;CHAR(34);[.F20];CHAR(34);&quot; -DgeneratePom=true -Dclassifier=&quot;;[.D20])" table:style-name="ce4">
            <text:p>mvn install:install-file -DgroupId=com.documentum -DartifactId=Documentum -Dpackaging=jar -Dversion="7.2.0240.0205" -Dfile="c:\JavaLibraries\Documentum Foundation Classes for Windows, Version 7.2.0240.0205 Linux\dfc.jar" -DgeneratePom=true -Dclassifier=centos</text:p>
          </table:table-cell>
          <table:table-cell office:value-type="string" office:string-value="mvn deploy:deploy-file -DgroupId=com.documentum -DartifactId=Documentum -Dpackaging=jar -Dversion=&quot;7.2.0240.0205&quot; -Dfile=&quot;c:\JavaLibraries\Documentum Foundation Classes for Windows, Version 7.2.0240.0205 Linux\dfc.jar&quot; -DgeneratePom=true -Dclassifier=centos -DrepositoryId=ts-maven -Durl=http:\\bpl-trmmaven.ts.telekom.si:8081\artifactory\ext-release-local" table:formula="of:=+CONCATENATE(&quot;mvn deploy:deploy-file -DgroupId=&quot;;[.A20];&quot; -DartifactId=&quot;;[.B20];&quot; -Dpackaging=jar -Dversion=&quot;;CHAR(34);[.C20];CHAR(34);&quot; -Dfile=&quot;;CHAR(34);[.F20];CHAR(34);&quot; -DgeneratePom=true &quot;;IF([.D20]&lt;&gt;&quot;&quot;;CONCATENATE(&quot;-Dclassifier=&quot;;[.D20];&quot; -DrepositoryId=ts-maven -Durl=http:\\bpl-trmmaven.ts.telekom.si:8081\artifactory\ext-release-local&quot;)))" table:style-name="ce7">
            <text:p>mvn deploy:deploy-file -DgroupId=com.documentum -DartifactId=Documentum -Dpackaging=jar -Dversion="7.2.0240.0205" -Dfile="c:\JavaLibraries\Documentum Foundation Classes for Windows, Version 7.2.0240.0205 Linux\dfc.jar" -DgeneratePom=true -Dclassifier=centos 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Dms-client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centos</text:p>
          </table:table-cell>
          <table:table-cell table:style-name="ce5"/>
          <table:table-cell office:value-type="string" table:style-name="ce6">
            <text:p>c:\JavaLibraries\Documentum Foundation Classes for Windows, Version 7.2.0240.0205 Linux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Dms-client-api -Dpackaging=jar -Dversion=&quot;7.2.0240.0205&quot; -Dfile=&quot;c:\JavaLibraries\Documentum Foundation Classes for Windows, Version 7.2.0240.0205 Linux\dms-client-api.jar&quot; -DgeneratePom=true -Dclassifier=centos" table:formula="of:=+CONCATENATE(&quot;mvn install:install-file -DgroupId=&quot;;[.A21];&quot; -DartifactId=&quot;;[.B21];&quot; -Dpackaging=jar -Dversion=&quot;;CHAR(34);[.C21];CHAR(34);&quot; -Dfile=&quot;;CHAR(34);[.F21];CHAR(34);&quot; -DgeneratePom=true -Dclassifier=&quot;;[.D21])" table:style-name="ce4">
            <text:p>mvn install:install-file -DgroupId=com.documentum -DartifactId=DocumentumDms-client-api -Dpackaging=jar -Dversion="7.2.0240.0205" -Dfile="c:\JavaLibraries\Documentum Foundation Classes for Windows, Version 7.2.0240.0205 Linux\dms-client-api.jar" -DgeneratePom=true -Dclassifier=centos</text:p>
          </table:table-cell>
          <table:table-cell office:value-type="string" office:string-value="mvn deploy:deploy-file -DgroupId=com.documentum -DartifactId=DocumentumDms-client-api -Dpackaging=jar -Dversion=&quot;7.2.0240.0205&quot; -Dfile=&quot;c:\JavaLibraries\Documentum Foundation Classes for Windows, Version 7.2.0240.0205 Linux\dms-client-api.jar&quot; -DgeneratePom=true -Dclassifier=centos -DrepositoryId=ts-maven -Durl=http:\\bpl-trmmaven.ts.telekom.si:8081\artifactory\ext-release-local" table:formula="of:=+CONCATENATE(&quot;mvn deploy:deploy-file -DgroupId=&quot;;[.A21];&quot; -DartifactId=&quot;;[.B21];&quot; -Dpackaging=jar -Dversion=&quot;;CHAR(34);[.C21];CHAR(34);&quot; -Dfile=&quot;;CHAR(34);[.F21];CHAR(34);&quot; -DgeneratePom=true &quot;;IF([.D21]&lt;&gt;&quot;&quot;;CONCATENATE(&quot;-Dclassifier=&quot;;[.D21];&quot; -DrepositoryId=ts-maven -Durl=http:\\bpl-trmmaven.ts.telekom.si:8081\artifactory\ext-release-local&quot;)))" table:style-name="ce7">
            <text:p>mvn deploy:deploy-file -DgroupId=com.documentum -DartifactId=DocumentumDms-client-api -Dpackaging=jar -Dversion="7.2.0240.0205" -Dfile="c:\JavaLibraries\Documentum Foundation Classes for Windows, Version 7.2.0240.0205 Linux\dms-client-api.jar" -DgeneratePom=true -Dclassifier=centos -DrepositoryId=ts-maven -Durl=http:\\bpl-trmmaven.ts.telekom.si:8081\artifactory\ext-release-local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ms-client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linux</text:p>
          </table:table-cell>
          <table:table-cell table:style-name="ce5"/>
          <table:table-cell office:value-type="string" table:style-name="ce6">
            <text:p>c:\JavaLibraries\Documentum Foundation Classes for Windows, Version 7.2.0240.0205 Linux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ms-client-api -Dpackaging=jar -Dversion=&quot;7.2.0240.0205&quot; -Dfile=&quot;c:\JavaLibraries\Documentum Foundation Classes for Windows, Version 7.2.0240.0205 Linux\dms-client-api.jar&quot; -DgeneratePom=true -Dclassifier=linux" table:formula="of:=+CONCATENATE(&quot;mvn install:install-file -DgroupId=&quot;;[.A23];&quot; -DartifactId=&quot;;[.B23];&quot; -Dpackaging=jar -Dversion=&quot;;CHAR(34);[.C23];CHAR(34);&quot; -Dfile=&quot;;CHAR(34);[.F23];CHAR(34);&quot; -DgeneratePom=true -Dclassifier=&quot;;[.D23])" table:style-name="ce4">
            <text:p>mvn install:install-file -DgroupId=com.documentum -DartifactId=dms-client-api -Dpackaging=jar -Dversion="7.2.0240.0205" -Dfile="c:\JavaLibraries\Documentum Foundation Classes for Windows, Version 7.2.0240.0205 Linux\dms-client-api.jar" -DgeneratePom=true -Dclassifier=linux</text:p>
          </table:table-cell>
          <table:table-cell office:value-type="string" office:string-value="mvn deploy:deploy-file -DgroupId=com.documentum -DartifactId=dms-client-api -Dpackaging=jar -Dversion=&quot;7.2.0240.0205&quot; -Dfile=&quot;c:\JavaLibraries\Documentum Foundation Classes for Windows, Version 7.2.0240.0205 Linux\dms-client-api.jar&quot; -DgeneratePom=true -Dclassifier=linux-DrepositoryId=ts-maven -Durl=http:\\bpl-trmmaven.ts.telekom.si:8081\artifactory\ext-release-local" table:formula="of:=+CONCATENATE(&quot;mvn deploy:deploy-file -DgroupId=&quot;;[.A23];&quot; -DartifactId=&quot;;[.B23];&quot; -Dpackaging=jar -Dversion=&quot;;CHAR(34);[.C23];CHAR(34);&quot; -Dfile=&quot;;CHAR(34);[.F23];CHAR(34);&quot; -DgeneratePom=true &quot;;IF([.D23]&lt;&gt;&quot;&quot;;CONCATENATE(&quot;-Dclassifier=&quot;;[.D23];&quot;-DrepositoryId=ts-maven -Durl=http:\\bpl-trmmaven.ts.telekom.si:8081\artifactory\ext-release-local&quot;)))" table:style-name="ce7">
            <text:p>mvn deploy:deploy-file -DgroupId=com.documentum -DartifactId=dms-client-api -Dpackaging=jar -Dversion="7.2.0240.0205" -Dfile="c:\JavaLibraries\Documentum Foundation Classes for Windows, Version 7.2.0240.0205 Linux\dms-client-api.jar" -DgeneratePom=true -Dclassifier=linux-DrepositoryId=ts-maven -Durl=http:\\bpl-trmmaven.ts.telekom.si:8081\artifactory\ext-release-local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style-name="ce2"/>
          <table:table-cell table:number-columns-repeated="2" table:style-name="ce5"/>
          <table:table-cell table:style-name="ce6"/>
          <table:table-cell table:number-columns-repeated="2" table:style-name="ce3"/>
          <table:table-cell table:style-name="ce4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windows</text:p>
          </table:table-cell>
          <table:table-cell table:style-name="ce5"/>
          <table:table-cell office:value-type="string" table:style-name="ce6">
            <text:p>c:\JavaLibraries\Documentum Foundation Classes for Windows, Version 7.2.0000.0054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2.0240.0205&quot; -Dfile=&quot;c:\JavaLibraries\Documentum Foundation Classes for Windows, Version 7.2.0000.0054\dfc.jar&quot; -DgeneratePom=true -Dclassifier=windows" table:formula="of:=+CONCATENATE(&quot;mvn install:install-file -DgroupId=&quot;;[.A25];&quot; -DartifactId=&quot;;[.B25];&quot; -Dpackaging=jar -Dversion=&quot;;CHAR(34);[.C25];CHAR(34);&quot; -Dfile=&quot;;CHAR(34);[.F25];CHAR(34);&quot; -DgeneratePom=true -Dclassifier=&quot;;[.D25])" table:style-name="ce4">
            <text:p>mvn install:install-file -DgroupId=com.documentum -DartifactId=Documentum -Dpackaging=jar -Dversion="7.2.0240.0205" -Dfile="c:\JavaLibraries\Documentum Foundation Classes for Windows, Version 7.2.0000.0054\dfc.jar" -DgeneratePom=true -Dclassifier=windows</text:p>
          </table:table-cell>
          <table:table-cell office:value-type="string" office:string-value="mvn deploy:deploy-file -DgroupId=com.documentum -DartifactId=Documentum -Dpackaging=jar -Dversion=&quot;7.2.0240.0205&quot; -Dfile=&quot;c:\JavaLibraries\Documentum Foundation Classes for Windows, Version 7.2.0000.0054\dfc.jar&quot; -DgeneratePom=true -Dclassifier=windows-DrepositoryId=ts-maven -Durl=http:\\bpl-trmmaven.ts.telekom.si:8081\artifactory\ext-release-local" table:formula="of:=+CONCATENATE(&quot;mvn deploy:deploy-file -DgroupId=&quot;;[.A25];&quot; -DartifactId=&quot;;[.B25];&quot; -Dpackaging=jar -Dversion=&quot;;CHAR(34);[.C25];CHAR(34);&quot; -Dfile=&quot;;CHAR(34);[.F25];CHAR(34);&quot; -DgeneratePom=true &quot;;IF([.D25]&lt;&gt;&quot;&quot;;CONCATENATE(&quot;-Dclassifier=&quot;;[.D25];&quot;-DrepositoryId=ts-maven -Durl=http:\\bpl-trmmaven.ts.telekom.si:8081\artifactory\ext-release-local&quot;)))" table:style-name="ce7">
            <text:p>mvn deploy:deploy-file -DgroupId=com.documentum -DartifactId=Documentum -Dpackaging=jar -Dversion="7.2.0240.0205" -Dfile="c:\JavaLibraries\Documentum Foundation Classes for Windows, Version 7.2.0000.0054\dfc.jar" -DgeneratePom=true -Dclassifier=windows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Dms-client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windows</text:p>
          </table:table-cell>
          <table:table-cell table:style-name="ce5"/>
          <table:table-cell office:value-type="string" table:style-name="ce6">
            <text:p>c:\JavaLibraries\Documentum Foundation Classes for Windows, Version 7.2.0000.0054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Dms-client-api -Dpackaging=jar -Dversion=&quot;7.2.0240.0205&quot; -Dfile=&quot;c:\JavaLibraries\Documentum Foundation Classes for Windows, Version 7.2.0000.0054\dms-client-api.jar&quot; -DgeneratePom=true -Dclassifier=windows" table:formula="of:=+CONCATENATE(&quot;mvn install:install-file -DgroupId=&quot;;[.A26];&quot; -DartifactId=&quot;;[.B26];&quot; -Dpackaging=jar -Dversion=&quot;;CHAR(34);[.C26];CHAR(34);&quot; -Dfile=&quot;;CHAR(34);[.F26];CHAR(34);&quot; -DgeneratePom=true -Dclassifier=&quot;;[.D26])" table:style-name="ce4">
            <text:p>mvn install:install-file -DgroupId=com.documentum -DartifactId=DocumentumDms-client-api -Dpackaging=jar -Dversion="7.2.0240.0205" -Dfile="c:\JavaLibraries\Documentum Foundation Classes for Windows, Version 7.2.0000.0054\dms-client-api.jar" -DgeneratePom=true -Dclassifier=windows</text:p>
          </table:table-cell>
          <table:table-cell office:value-type="string" office:string-value="mvn deploy:deploy-file -DgroupId=com.documentum -DartifactId=DocumentumDms-client-api -Dpackaging=jar -Dversion=&quot;7.2.0240.0205&quot; -Dfile=&quot;c:\JavaLibraries\Documentum Foundation Classes for Windows, Version 7.2.0000.0054\dms-client-api.jar&quot; -DgeneratePom=true -Dclassifier=windows-DrepositoryId=ts-maven -Durl=http:\\bpl-trmmaven.ts.telekom.si:8081\artifactory\ext-release-local" table:formula="of:=+CONCATENATE(&quot;mvn deploy:deploy-file -DgroupId=&quot;;[.A26];&quot; -DartifactId=&quot;;[.B26];&quot; -Dpackaging=jar -Dversion=&quot;;CHAR(34);[.C26];CHAR(34);&quot; -Dfile=&quot;;CHAR(34);[.F26];CHAR(34);&quot; -DgeneratePom=true &quot;;IF([.D26]&lt;&gt;&quot;&quot;;CONCATENATE(&quot;-Dclassifier=&quot;;[.D26];&quot;-DrepositoryId=ts-maven -Durl=http:\\bpl-trmmaven.ts.telekom.si:8081\artifactory\ext-release-local&quot;)))" table:style-name="ce7">
            <text:p>mvn deploy:deploy-file -DgroupId=com.documentum -DartifactId=DocumentumDms-client-api -Dpackaging=jar -Dversion="7.2.0240.0205" -Dfile="c:\JavaLibraries\Documentum Foundation Classes for Windows, Version 7.2.0000.0054\dms-client-api.jar" -DgeneratePom=true -Dclassifier=windows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windows</text:p>
          </table:table-cell>
          <table:table-cell table:style-name="ce5"/>
          <table:table-cell office:value-type="string" table:style-name="ce6">
            <text:p>c:\JavaLibraries\Documentum Foundation Classes for Windows, Version 7.2.0000.0054\configservice-api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api -Dpackaging=jar -Dversion=&quot;7.2.0240.0205&quot; -Dfile=&quot;c:\JavaLibraries\Documentum Foundation Classes for Windows, Version 7.2.0000.0054\configservice-api.jar&quot; -DgeneratePom=true -Dclassifier=windows" table:formula="of:=+CONCATENATE(&quot;mvn install:install-file -DgroupId=&quot;;[.A27];&quot; -DartifactId=&quot;;[.B27];&quot; -Dpackaging=jar -Dversion=&quot;;CHAR(34);[.C27];CHAR(34);&quot; -Dfile=&quot;;CHAR(34);[.F27];CHAR(34);&quot; -DgeneratePom=true -Dclassifier=&quot;;[.D27])" table:style-name="ce4">
            <text:p>mvn install:install-file -DgroupId=com.documentum.services -DartifactId=configservice-api -Dpackaging=jar -Dversion="7.2.0240.0205" -Dfile="c:\JavaLibraries\Documentum Foundation Classes for Windows, Version 7.2.0000.0054\configservice-api.jar" -DgeneratePom=true -Dclassifier=windows</text:p>
          </table:table-cell>
          <table:table-cell office:value-type="string" office:string-value="mvn deploy:deploy-file -DgroupId=com.documentum.services -DartifactId=configservice-api -Dpackaging=jar -Dversion=&quot;7.2.0240.0205&quot; -Dfile=&quot;c:\JavaLibraries\Documentum Foundation Classes for Windows, Version 7.2.0000.0054\configservice-api.jar&quot; -DgeneratePom=true -Dclassifier=windows-DrepositoryId=ts-maven -Durl=http:\\bpl-trmmaven.ts.telekom.si:8081\artifactory\ext-release-local" table:formula="of:=+CONCATENATE(&quot;mvn deploy:deploy-file -DgroupId=&quot;;[.A27];&quot; -DartifactId=&quot;;[.B27];&quot; -Dpackaging=jar -Dversion=&quot;;CHAR(34);[.C27];CHAR(34);&quot; -Dfile=&quot;;CHAR(34);[.F27];CHAR(34);&quot; -DgeneratePom=true &quot;;IF([.D27]&lt;&gt;&quot;&quot;;CONCATENATE(&quot;-Dclassifier=&quot;;[.D27];&quot;-DrepositoryId=ts-maven -Durl=http:\\bpl-trmmaven.ts.telekom.si:8081\artifactory\ext-release-local&quot;)))" table:style-name="ce7">
            <text:p>mvn deploy:deploy-file -DgroupId=com.documentum.services -DartifactId=configservice-api -Dpackaging=jar -Dversion="7.2.0240.0205" -Dfile="c:\JavaLibraries\Documentum Foundation Classes for Windows, Version 7.2.0000.0054\configservice-api.jar" -DgeneratePom=true -Dclassifier=windows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windows</text:p>
          </table:table-cell>
          <table:table-cell table:style-name="ce5"/>
          <table:table-cell office:value-type="string" table:style-name="ce6">
            <text:p>c:\JavaLibraries\Documentum Foundation Classes for Windows, Version 7.2.0000.0054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2.0240.0205&quot; -Dfile=&quot;c:\JavaLibraries\Documentum Foundation Classes for Windows, Version 7.2.0000.0054\configservice-impl.jar&quot; -DgeneratePom=true -Dclassifier=windows" table:formula="of:=+CONCATENATE(&quot;mvn install:install-file -DgroupId=&quot;;[.A28];&quot; -DartifactId=&quot;;[.B28];&quot; -Dpackaging=jar -Dversion=&quot;;CHAR(34);[.C28];CHAR(34);&quot; -Dfile=&quot;;CHAR(34);[.F28];CHAR(34);&quot; -DgeneratePom=true -Dclassifier=&quot;;[.D28])" table:style-name="ce4">
            <text:p>mvn install:install-file -DgroupId=com.documentum.services -DartifactId=configservice-impl -Dpackaging=jar -Dversion="7.2.0240.0205" -Dfile="c:\JavaLibraries\Documentum Foundation Classes for Windows, Version 7.2.0000.0054\configservice-impl.jar" -DgeneratePom=true -Dclassifier=windows</text:p>
          </table:table-cell>
          <table:table-cell office:value-type="string" office:string-value="mvn deploy:deploy-file -DgroupId=com.documentum.services -DartifactId=configservice-impl -Dpackaging=jar -Dversion=&quot;7.2.0240.0205&quot; -Dfile=&quot;c:\JavaLibraries\Documentum Foundation Classes for Windows, Version 7.2.0000.0054\configservice-impl.jar&quot; -DgeneratePom=true -Dclassifier=windows-DrepositoryId=ts-maven -Durl=http:\\bpl-trmmaven.ts.telekom.si:8081\artifactory\ext-release-local"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;&quot;-DrepositoryId=ts-maven -Durl=http:\\bpl-trmmaven.ts.telekom.si:8081\artifactory\ext-release-local&quot;)))" table:style-name="ce7">
            <text:p>mvn deploy:deploy-file -DgroupId=com.documentum.services -DartifactId=configservice-impl -Dpackaging=jar -Dversion="7.2.0240.0205" -Dfile="c:\JavaLibraries\Documentum Foundation Classes for Windows, Version 7.2.0000.0054\configservice-impl.jar" -DgeneratePom=true -Dclassifier=windows-DrepositoryId=ts-maven -Durl=http:\\bpl-trmmaven.ts.telekom.si:8081\artifactory\ext-release-loc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ms-client-api</text:p>
          </table:table-cell>
          <table:table-cell office:value-type="string" table:style-name="ce2">
            <text:p>7.2.0240.0205</text:p>
          </table:table-cell>
          <table:table-cell office:value-type="string" table:style-name="ce5">
            <text:p>windows</text:p>
          </table:table-cell>
          <table:table-cell table:style-name="ce5"/>
          <table:table-cell office:value-type="string" table:style-name="ce6">
            <text:p>c:\JavaLibraries\Documentum Foundation Classes for Windows, Version 7.2.0000.0054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ms-client-api -Dpackaging=jar -Dversion=&quot;7.2.0240.0205&quot; -Dfile=&quot;c:\JavaLibraries\Documentum Foundation Classes for Windows, Version 7.2.0000.0054\dms-client-api.jar&quot; -DgeneratePom=true -Dclassifier=windows" table:formula="of:=+CONCATENATE(&quot;mvn install:install-file -DgroupId=&quot;;[.A29];&quot; -DartifactId=&quot;;[.B29];&quot; -Dpackaging=jar -Dversion=&quot;;CHAR(34);[.C29];CHAR(34);&quot; -Dfile=&quot;;CHAR(34);[.F29];CHAR(34);&quot; -DgeneratePom=true -Dclassifier=&quot;;[.D29])" table:style-name="ce4">
            <text:p>mvn install:install-file -DgroupId=com.documentum -DartifactId=dms-client-api -Dpackaging=jar -Dversion="7.2.0240.0205" -Dfile="c:\JavaLibraries\Documentum Foundation Classes for Windows, Version 7.2.0000.0054\dms-client-api.jar" -DgeneratePom=true -Dclassifier=windows</text:p>
          </table:table-cell>
          <table:table-cell office:value-type="string" office:string-value="mvn deploy:deploy-file -DgroupId=com.documentum -DartifactId=dms-client-api -Dpackaging=jar -Dversion=&quot;7.2.0240.0205&quot; -Dfile=&quot;c:\JavaLibraries\Documentum Foundation Classes for Windows, Version 7.2.0000.0054\dms-client-api.jar&quot; -DgeneratePom=true -Dclassifier=windows-DrepositoryId=ts-maven -Durl=http:\\bpl-trmmaven.ts.telekom.si:8081\artifactory\ext-release-local"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;&quot;-DrepositoryId=ts-maven -Durl=http:\\bpl-trmmaven.ts.telekom.si:8081\artifactory\ext-release-local&quot;)))" table:style-name="ce7">
            <text:p>mvn deploy:deploy-file -DgroupId=com.documentum -DartifactId=dms-client-api -Dpackaging=jar -Dversion="7.2.0240.0205" -Dfile="c:\JavaLibraries\Documentum Foundation Classes for Windows, Version 7.2.0000.0054\dms-client-api.jar" -DgeneratePom=true -Dclassifier=windows-DrepositoryId=ts-maven -Durl=http:\\bpl-trmmaven.ts.telekom.si:8081\artifactory\ext-release-local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style-name="ce2"/>
          <table:table-cell table:number-columns-repeated="2" table:style-name="ce5"/>
          <table:table-cell table:style-name="ce6"/>
          <table:table-cell table:number-columns-repeated="2" table:style-name="ce3"/>
          <table:table-cell table:style-name="ce4"/>
          <table:table-cell table:style-name="ce7"/>
          <table:table-cell table:number-columns-repeated="16374"/>
        </table:table-row>
        <table:table-row table:style-name="ro1">
          <table:table-cell table:number-columns-repeated="10" table:style-name="ce1"/>
          <table:table-cell table:number-columns-repeated="16374"/>
        </table:table-row>
        <table:table-row table:style-name="ro2">
          <table:table-cell office:value-type="string" table:style-name="ce2">
            <text:p>com.rsa</text:p>
          </table:table-cell>
          <table:table-cell office:value-type="string" table:style-name="ce2">
            <text:p>cryptojcommon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cryptojcommon.jar</text:p>
          </table:table-cell>
          <table:table-cell table:number-columns-repeated="2" table:style-name="ce3"/>
          <table:table-cell office:value-type="string" office:string-value="mvn install:install-file -DgroupId=com.rsa -DartifactId=cryptojcommon -Dpackaging=jar -Dversion=&quot;7.2.0240.0205&quot; -Dfile=&quot;c:\JavaLibraries\Documentum Foundation Classes for Windows, Version 7.2.0240.0205 Linux\cryptojcommon.jar&quot; -DgeneratePom=true" table:formula="of:=+CONCATENATE(&quot;mvn install:install-file -DgroupId=&quot;;[.A32];&quot; -DartifactId=&quot;;[.B32];&quot; -Dpackaging=jar -Dversion=&quot;;CHAR(34);[.C32];CHAR(34);&quot; -Dfile=&quot;;CHAR(34);[.F32];CHAR(34);&quot; -DgeneratePom=true&quot;)" table:style-name="ce4">
            <text:p>mvn install:install-file -DgroupId=com.rsa -DartifactId=cryptojcommon -Dpackaging=jar -Dversion="7.2.0240.0205" -Dfile="c:\JavaLibraries\Documentum Foundation Classes for Windows, Version 7.2.0240.0205 Linux\cryptojcommon.jar" -DgeneratePom=true</text:p>
          </table:table-cell>
          <table:table-cell office:value-type="string" office:string-value="mvn deploy:deploy-file -DgroupId=com.rsa -DartifactId=cryptojcommon -Dpackaging=jar -Dversion=&quot;7.2.0240.0205&quot; -Dfile=&quot;c:\JavaLibraries\Documentum Foundation Classes for Windows, Version 7.2.0240.0205 Linux\cryptojcommon.jar&quot; -DgeneratePom=true FALSE" table:formula="of:=+CONCATENATE(&quot;mvn deploy:deploy-file -DgroupId=&quot;;[.A32];&quot; -DartifactId=&quot;;[.B32];&quot; -Dpackaging=jar -Dversion=&quot;;CHAR(34);[.C32];CHAR(34);&quot; -Dfile=&quot;;CHAR(34);[.F32];CHAR(34);&quot; -DgeneratePom=true &quot;;IF([.D32]&lt;&gt;&quot;&quot;;CONCATENATE(&quot;-Dclassifier=&quot;;[.D32];&quot;-DrepositoryId=ts-maven -Durl=http:\\bpl-trmmaven.ts.telekom.si:8081\artifactory\ext-release-local&quot;)))" table:style-name="ce7">
            <text:p>mvn deploy:deploy-file -DgroupId=com.rsa -DartifactId=cryptojcommon -Dpackaging=jar -Dversion="7.2.0240.0205" -Dfile="c:\JavaLibraries\Documentum Foundation Classes for Windows, Version 7.2.0240.0205 Linux\cryptojcommon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om.rsa</text:p>
          </table:table-cell>
          <table:table-cell office:value-type="string" table:style-name="ce2">
            <text:p>cryptojce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cryptojce.jar</text:p>
          </table:table-cell>
          <table:table-cell table:number-columns-repeated="2" table:style-name="ce3"/>
          <table:table-cell office:value-type="string" office:string-value="mvn install:install-file -DgroupId=com.rsa -DartifactId=cryptojce -Dpackaging=jar -Dversion=&quot;7.2.0240.0205&quot; -Dfile=&quot;c:\JavaLibraries\Documentum Foundation Classes for Windows, Version 7.2.0240.0205 Linux\cryptojce.jar&quot; -DgeneratePom=true" table:formula="of:=+CONCATENATE(&quot;mvn install:install-file -DgroupId=&quot;;[.A33];&quot; -DartifactId=&quot;;[.B33];&quot; -Dpackaging=jar -Dversion=&quot;;CHAR(34);[.C33];CHAR(34);&quot; -Dfile=&quot;;CHAR(34);[.F33];CHAR(34);&quot; -DgeneratePom=true&quot;)" table:style-name="ce4">
            <text:p>mvn install:install-file -DgroupId=com.rsa -DartifactId=cryptojce -Dpackaging=jar -Dversion="7.2.0240.0205" -Dfile="c:\JavaLibraries\Documentum Foundation Classes for Windows, Version 7.2.0240.0205 Linux\cryptojce.jar" -DgeneratePom=true</text:p>
          </table:table-cell>
          <table:table-cell office:value-type="string" office:string-value="mvn deploy:deploy-file -DgroupId=com.rsa -DartifactId=cryptojce -Dpackaging=jar -Dversion=&quot;7.2.0240.0205&quot; -Dfile=&quot;c:\JavaLibraries\Documentum Foundation Classes for Windows, Version 7.2.0240.0205 Linux\cryptojce.jar&quot; -DgeneratePom=true FALSE" table:formula="of:=+CONCATENATE(&quot;mvn deploy:deploy-file -DgroupId=&quot;;[.A33];&quot; -DartifactId=&quot;;[.B33];&quot; -Dpackaging=jar -Dversion=&quot;;CHAR(34);[.C33];CHAR(34);&quot; -Dfile=&quot;;CHAR(34);[.F33];CHAR(34);&quot; -DgeneratePom=true &quot;;IF([.D33]&lt;&gt;&quot;&quot;;CONCATENATE(&quot;-Dclassifier=&quot;;[.D33];&quot;-DrepositoryId=ts-maven -Durl=http:\\bpl-trmmaven.ts.telekom.si:8081\artifactory\ext-release-local&quot;)))" table:style-name="ce7">
            <text:p>mvn deploy:deploy-file -DgroupId=com.rsa -DartifactId=cryptojce -Dpackaging=jar -Dversion="7.2.0240.0205" -Dfile="c:\JavaLibraries\Documentum Foundation Classes for Windows, Version 7.2.0240.0205 Linux\cryptojce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org.aspectj</text:p>
          </table:table-cell>
          <table:table-cell office:value-type="string" table:style-name="ce2">
            <text:p>aspectj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aspectjrt.jar</text:p>
          </table:table-cell>
          <table:table-cell table:number-columns-repeated="2" table:style-name="ce3"/>
          <table:table-cell office:value-type="string" office:string-value="mvn install:install-file -DgroupId=org.aspectj -DartifactId=aspectj -Dpackaging=jar -Dversion=&quot;7.2.0240.0205&quot; -Dfile=&quot;c:\JavaLibraries\Documentum Foundation Classes for Windows, Version 7.2.0240.0205 Linux\aspectjrt.jar&quot; -DgeneratePom=true" table:formula="of:=+CONCATENATE(&quot;mvn install:install-file -DgroupId=&quot;;[.A34];&quot; -DartifactId=&quot;;[.B34];&quot; -Dpackaging=jar -Dversion=&quot;;CHAR(34);[.C34];CHAR(34);&quot; -Dfile=&quot;;CHAR(34);[.F34];CHAR(34);&quot; -DgeneratePom=true&quot;)" table:style-name="ce4">
            <text:p>mvn install:install-file -DgroupId=org.aspectj -DartifactId=aspectj -Dpackaging=jar -Dversion="7.2.0240.0205" -Dfile="c:\JavaLibraries\Documentum Foundation Classes for Windows, Version 7.2.0240.0205 Linux\aspectjrt.jar" -DgeneratePom=true</text:p>
          </table:table-cell>
          <table:table-cell office:value-type="string" office:string-value="mvn deploy:deploy-file -DgroupId=org.aspectj -DartifactId=aspectj -Dpackaging=jar -Dversion=&quot;7.2.0240.0205&quot; -Dfile=&quot;c:\JavaLibraries\Documentum Foundation Classes for Windows, Version 7.2.0240.0205 Linux\aspectjrt.jar&quot; -DgeneratePom=true FALSE" table:formula="of:=+CONCATENATE(&quot;mvn deploy:deploy-file -DgroupId=&quot;;[.A34];&quot; -DartifactId=&quot;;[.B34];&quot; -Dpackaging=jar -Dversion=&quot;;CHAR(34);[.C34];CHAR(34);&quot; -Dfile=&quot;;CHAR(34);[.F34];CHAR(34);&quot; -DgeneratePom=true &quot;;IF([.D34]&lt;&gt;&quot;&quot;;CONCATENATE(&quot;-Dclassifier=&quot;;[.D34];&quot;-DrepositoryId=ts-maven -Durl=http:\\bpl-trmmaven.ts.telekom.si:8081\artifactory\ext-release-local&quot;)))" table:style-name="ce7">
            <text:p>mvn deploy:deploy-file -DgroupId=org.aspectj -DartifactId=aspectj -Dpackaging=jar -Dversion="7.2.0240.0205" -Dfile="c:\JavaLibraries\Documentum Foundation Classes for Windows, Version 7.2.0240.0205 Linux\aspectjrt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jcifs</text:p>
          </table:table-cell>
          <table:table-cell office:value-type="string" table:style-name="ce2">
            <text:p>jcifs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jcifs-krb5-1.3.1.jar</text:p>
          </table:table-cell>
          <table:table-cell table:number-columns-repeated="2" table:style-name="ce3"/>
          <table:table-cell office:value-type="string" office:string-value="mvn install:install-file -DgroupId=jcifs -DartifactId=jcifs -Dpackaging=jar -Dversion=&quot;7.2.0240.0205&quot; -Dfile=&quot;c:\JavaLibraries\Documentum Foundation Classes for Windows, Version 7.2.0240.0205 Linux\jcifs-krb5-1.3.1.jar&quot; -DgeneratePom=true" table:formula="of:=+CONCATENATE(&quot;mvn install:install-file -DgroupId=&quot;;[.A35];&quot; -DartifactId=&quot;;[.B35];&quot; -Dpackaging=jar -Dversion=&quot;;CHAR(34);[.C35];CHAR(34);&quot; -Dfile=&quot;;CHAR(34);[.F35];CHAR(34);&quot; -DgeneratePom=true&quot;)" table:style-name="ce4">
            <text:p>mvn install:install-file -DgroupId=jcifs -DartifactId=jcifs -Dpackaging=jar -Dversion="7.2.0240.0205" -Dfile="c:\JavaLibraries\Documentum Foundation Classes for Windows, Version 7.2.0240.0205 Linux\jcifs-krb5-1.3.1.jar" -DgeneratePom=true</text:p>
          </table:table-cell>
          <table:table-cell office:value-type="string" office:string-value="mvn deploy:deploy-file -DgroupId=jcifs -DartifactId=jcifs -Dpackaging=jar -Dversion=&quot;7.2.0240.0205&quot; -Dfile=&quot;c:\JavaLibraries\Documentum Foundation Classes for Windows, Version 7.2.0240.0205 Linux\jcifs-krb5-1.3.1.jar&quot; -DgeneratePom=true FALSE" table:formula="of:=+CONCATENATE(&quot;mvn deploy:deploy-file -DgroupId=&quot;;[.A35];&quot; -DartifactId=&quot;;[.B35];&quot; -Dpackaging=jar -Dversion=&quot;;CHAR(34);[.C35];CHAR(34);&quot; -Dfile=&quot;;CHAR(34);[.F35];CHAR(34);&quot; -DgeneratePom=true &quot;;IF([.D35]&lt;&gt;&quot;&quot;;CONCATENATE(&quot;-Dclassifier=&quot;;[.D35];&quot;-DrepositoryId=ts-maven -Durl=http:\\bpl-trmmaven.ts.telekom.si:8081\artifactory\ext-release-local&quot;)))" table:style-name="ce7">
            <text:p>mvn deploy:deploy-file -DgroupId=jcifs -DartifactId=jcifs -Dpackaging=jar -Dversion="7.2.0240.0205" -Dfile="c:\JavaLibraries\Documentum Foundation Classes for Windows, Version 7.2.0240.0205 Linux\jcifs-krb5-1.3.1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jcmfips</text:p>
          </table:table-cell>
          <table:table-cell office:value-type="string" table:style-name="ce2">
            <text:p>jcmfips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jcmFIPS.jar</text:p>
          </table:table-cell>
          <table:table-cell table:number-columns-repeated="2" table:style-name="ce3"/>
          <table:table-cell office:value-type="string" office:string-value="mvn install:install-file -DgroupId=jcmfips -DartifactId=jcmfips -Dpackaging=jar -Dversion=&quot;7.2.0240.0205&quot; -Dfile=&quot;c:\JavaLibraries\Documentum Foundation Classes for Windows, Version 7.2.0240.0205 Linux\jcmFIPS.jar&quot; -DgeneratePom=true" table:formula="of:=+CONCATENATE(&quot;mvn install:install-file -DgroupId=&quot;;[.A36];&quot; -DartifactId=&quot;;[.B36];&quot; -Dpackaging=jar -Dversion=&quot;;CHAR(34);[.C36];CHAR(34);&quot; -Dfile=&quot;;CHAR(34);[.F36];CHAR(34);&quot; -DgeneratePom=true&quot;)" table:style-name="ce4">
            <text:p>mvn install:install-file -DgroupId=jcmfips -DartifactId=jcmfips -Dpackaging=jar -Dversion="7.2.0240.0205" -Dfile="c:\JavaLibraries\Documentum Foundation Classes for Windows, Version 7.2.0240.0205 Linux\jcmFIPS.jar" -DgeneratePom=true</text:p>
          </table:table-cell>
          <table:table-cell office:value-type="string" office:string-value="mvn deploy:deploy-file -DgroupId=jcmfips -DartifactId=jcmfips -Dpackaging=jar -Dversion=&quot;7.2.0240.0205&quot; -Dfile=&quot;c:\JavaLibraries\Documentum Foundation Classes for Windows, Version 7.2.0240.0205 Linux\jcmFIPS.jar&quot; -DgeneratePom=true FALSE" table:formula="of:=+CONCATENATE(&quot;mvn deploy:deploy-file -DgroupId=&quot;;[.A36];&quot; -DartifactId=&quot;;[.B36];&quot; -Dpackaging=jar -Dversion=&quot;;CHAR(34);[.C36];CHAR(34);&quot; -Dfile=&quot;;CHAR(34);[.F36];CHAR(34);&quot; -DgeneratePom=true &quot;;IF([.D36]&lt;&gt;&quot;&quot;;CONCATENATE(&quot;-Dclassifier=&quot;;[.D36];&quot;-DrepositoryId=ts-maven -Durl=http:\\bpl-trmmaven.ts.telekom.si:8081\artifactory\ext-release-local&quot;)))" table:style-name="ce7">
            <text:p>mvn deploy:deploy-file -DgroupId=jcmfips -DartifactId=jcmfips -Dpackaging=jar -Dversion="7.2.0240.0205" -Dfile="c:\JavaLibraries\Documentum Foundation Classes for Windows, Version 7.2.0240.0205 Linux\jcmFIPS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org.apache</text:p>
          </table:table-cell>
          <table:table-cell office:value-type="string" table:style-name="ce2">
            <text:p>log4j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log4j.jar</text:p>
          </table:table-cell>
          <table:table-cell table:number-columns-repeated="2" table:style-name="ce3"/>
          <table:table-cell office:value-type="string" office:string-value="mvn install:install-file -DgroupId=org.apache -DartifactId=log4j -Dpackaging=jar -Dversion=&quot;7.2.0240.0205&quot; -Dfile=&quot;c:\JavaLibraries\Documentum Foundation Classes for Windows, Version 7.2.0240.0205 Linux\log4j.jar&quot; -DgeneratePom=true" table:formula="of:=+CONCATENATE(&quot;mvn install:install-file -DgroupId=&quot;;[.A37];&quot; -DartifactId=&quot;;[.B37];&quot; -Dpackaging=jar -Dversion=&quot;;CHAR(34);[.C37];CHAR(34);&quot; -Dfile=&quot;;CHAR(34);[.F37];CHAR(34);&quot; -DgeneratePom=true&quot;)" table:style-name="ce4">
            <text:p>mvn install:install-file -DgroupId=org.apache -DartifactId=log4j -Dpackaging=jar -Dversion="7.2.0240.0205" -Dfile="c:\JavaLibraries\Documentum Foundation Classes for Windows, Version 7.2.0240.0205 Linux\log4j.jar" -DgeneratePom=true</text:p>
          </table:table-cell>
          <table:table-cell office:value-type="string" office:string-value="mvn deploy:deploy-file -DgroupId=org.apache -DartifactId=log4j -Dpackaging=jar -Dversion=&quot;7.2.0240.0205&quot; -Dfile=&quot;c:\JavaLibraries\Documentum Foundation Classes for Windows, Version 7.2.0240.0205 Linux\log4j.jar&quot; -DgeneratePom=true FALSE" table:formula="of:=+CONCATENATE(&quot;mvn deploy:deploy-file -DgroupId=&quot;;[.A37];&quot; -DartifactId=&quot;;[.B37];&quot; -Dpackaging=jar -Dversion=&quot;;CHAR(34);[.C37];CHAR(34);&quot; -Dfile=&quot;;CHAR(34);[.F37];CHAR(34);&quot; -DgeneratePom=true &quot;;IF([.D37]&lt;&gt;&quot;&quot;;CONCATENATE(&quot;-Dclassifier=&quot;;[.D37];&quot;-DrepositoryId=ts-maven -Durl=http:\\bpl-trmmaven.ts.telekom.si:8081\artifactory\ext-release-local&quot;)))" table:style-name="ce7">
            <text:p>mvn deploy:deploy-file -DgroupId=org.apache -DartifactId=log4j -Dpackaging=jar -Dversion="7.2.0240.0205" -Dfile="c:\JavaLibraries\Documentum Foundation Classes for Windows, Version 7.2.0240.0205 Linux\log4j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2">
            <text:p>xtrim-server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xtrim-server.jar</text:p>
          </table:table-cell>
          <table:table-cell table:number-columns-repeated="2" table:style-name="ce3"/>
          <table:table-cell office:value-type="string" office:string-value="mvn install:install-file -DgroupId=com.documentum -DartifactId=xtrim-server -Dpackaging=jar -Dversion=&quot;7.2.0240.0205&quot; -Dfile=&quot;c:\JavaLibraries\Documentum Foundation Classes for Windows, Version 7.2.0240.0205 Linux\xtrim-server.jar&quot; -DgeneratePom=true" table:formula="of:=+CONCATENATE(&quot;mvn install:install-file -DgroupId=&quot;;[.A38];&quot; -DartifactId=&quot;;[.B38];&quot; -Dpackaging=jar -Dversion=&quot;;CHAR(34);[.C38];CHAR(34);&quot; -Dfile=&quot;;CHAR(34);[.F38];CHAR(34);&quot; -DgeneratePom=true&quot;)" table:style-name="ce4">
            <text:p>mvn install:install-file -DgroupId=com.documentum -DartifactId=xtrim-server -Dpackaging=jar -Dversion="7.2.0240.0205" -Dfile="c:\JavaLibraries\Documentum Foundation Classes for Windows, Version 7.2.0240.0205 Linux\xtrim-server.jar" -DgeneratePom=true</text:p>
          </table:table-cell>
          <table:table-cell office:value-type="string" office:string-value="mvn deploy:deploy-file -DgroupId=com.documentum -DartifactId=xtrim-server -Dpackaging=jar -Dversion=&quot;7.2.0240.0205&quot; -Dfile=&quot;c:\JavaLibraries\Documentum Foundation Classes for Windows, Version 7.2.0240.0205 Linux\xtrim-server.jar&quot; -DgeneratePom=true FALSE" table:formula="of:=+CONCATENATE(&quot;mvn deploy:deploy-file -DgroupId=&quot;;[.A38];&quot; -DartifactId=&quot;;[.B38];&quot; -Dpackaging=jar -Dversion=&quot;;CHAR(34);[.C38];CHAR(34);&quot; -Dfile=&quot;;CHAR(34);[.F38];CHAR(34);&quot; -DgeneratePom=true &quot;;IF([.D38]&lt;&gt;&quot;&quot;;CONCATENATE(&quot;-Dclassifier=&quot;;[.D38];&quot;-DrepositoryId=ts-maven -Durl=http:\\bpl-trmmaven.ts.telekom.si:8081\artifactory\ext-release-local&quot;)))" table:style-name="ce7">
            <text:p>mvn deploy:deploy-file -DgroupId=com.documentum -DartifactId=xtrim-server -Dpackaging=jar -Dversion="7.2.0240.0205" -Dfile="c:\JavaLibraries\Documentum Foundation Classes for Windows, Version 7.2.0240.0205 Linux\xtrim-server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2">
            <text:p>xtrim-api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xtrim-api.jar</text:p>
          </table:table-cell>
          <table:table-cell table:number-columns-repeated="2" table:style-name="ce3"/>
          <table:table-cell office:value-type="string" office:string-value="mvn install:install-file -DgroupId=com.documentum -DartifactId=xtrim-api -Dpackaging=jar -Dversion=&quot;7.2.0240.0205&quot; -Dfile=&quot;c:\JavaLibraries\Documentum Foundation Classes for Windows, Version 7.2.0240.0205 Linux\xtrim-api.jar&quot; -DgeneratePom=true" table:formula="of:=+CONCATENATE(&quot;mvn install:install-file -DgroupId=&quot;;[.A39];&quot; -DartifactId=&quot;;[.B39];&quot; -Dpackaging=jar -Dversion=&quot;;CHAR(34);[.C39];CHAR(34);&quot; -Dfile=&quot;;CHAR(34);[.F39];CHAR(34);&quot; -DgeneratePom=true&quot;)" table:style-name="ce4">
            <text:p>mvn install:install-file -DgroupId=com.documentum -DartifactId=xtrim-api -Dpackaging=jar -Dversion="7.2.0240.0205" -Dfile="c:\JavaLibraries\Documentum Foundation Classes for Windows, Version 7.2.0240.0205 Linux\xtrim-api.jar" -DgeneratePom=true</text:p>
          </table:table-cell>
          <table:table-cell office:value-type="string" office:string-value="mvn deploy:deploy-file -DgroupId=com.documentum -DartifactId=xtrim-api -Dpackaging=jar -Dversion=&quot;7.2.0240.0205&quot; -Dfile=&quot;c:\JavaLibraries\Documentum Foundation Classes for Windows, Version 7.2.0240.0205 Linux\xtrim-api.jar&quot; -DgeneratePom=true FALSE" table:formula="of:=+CONCATENATE(&quot;mvn deploy:deploy-file -DgroupId=&quot;;[.A39];&quot; -DartifactId=&quot;;[.B39];&quot; -Dpackaging=jar -Dversion=&quot;;CHAR(34);[.C39];CHAR(34);&quot; -Dfile=&quot;;CHAR(34);[.F39];CHAR(34);&quot; -DgeneratePom=true &quot;;IF([.D39]&lt;&gt;&quot;&quot;;CONCATENATE(&quot;-Dclassifier=&quot;;[.D39];&quot;-DrepositoryId=ts-maven -Durl=http:\\bpl-trmmaven.ts.telekom.si:8081\artifactory\ext-release-local&quot;)))" table:style-name="ce7">
            <text:p>mvn deploy:deploy-file -DgroupId=com.documentum -DartifactId=xtrim-api -Dpackaging=jar -Dversion="7.2.0240.0205" -Dfile="c:\JavaLibraries\Documentum Foundation Classes for Windows, Version 7.2.0240.0205 Linux\xtrim-api.jar" -DgeneratePom=true FAL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slj</text:p>
          </table:table-cell>
          <table:table-cell office:value-type="string" table:style-name="ce2">
            <text:p>sslj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ServerApps\sslj.jar</text:p>
          </table:table-cell>
          <table:table-cell table:number-columns-repeated="2" table:style-name="ce3"/>
          <table:table-cell office:value-type="string" office:string-value="mvn install:install-file -DgroupId=sslj -DartifactId=sslj -Dpackaging=jar -Dversion=&quot;7.2.0240.0205&quot; -Dfile=&quot;c:\JavaLibraries\Documentum Foundation Classes for Windows, Version 7.2.0240.0205 Linux\ServerApps\sslj.jar&quot; -DgeneratePom=true" table:formula="of:=+CONCATENATE(&quot;mvn install:install-file -DgroupId=&quot;;[.A40];&quot; -DartifactId=&quot;;[.B40];&quot; -Dpackaging=jar -Dversion=&quot;;CHAR(34);[.C40];CHAR(34);&quot; -Dfile=&quot;;CHAR(34);[.F40];CHAR(34);&quot; -DgeneratePom=true&quot;)" table:style-name="ce4">
            <text:p>mvn install:install-file -DgroupId=sslj -DartifactId=sslj -Dpackaging=jar -Dversion="7.2.0240.0205" -Dfile="c:\JavaLibraries\Documentum Foundation Classes for Windows, Version 7.2.0240.0205 Linux\ServerApps\sslj.jar" -DgeneratePom=true</text:p>
          </table:table-cell>
          <table:table-cell office:value-type="string" office:string-value="mvn deploy:deploy-file -DgroupId=sslj -DartifactId=sslj -Dpackaging=jar -Dversion=&quot;7.2.0240.0205&quot; -Dfile=&quot;c:\JavaLibraries\Documentum Foundation Classes for Windows, Version 7.2.0240.0205 Linux\ServerApps\sslj.jar&quot; -DgeneratePom=true FALSE" table:formula="of:=+CONCATENATE(&quot;mvn deploy:deploy-file -DgroupId=&quot;;[.A40];&quot; -DartifactId=&quot;;[.B40];&quot; -Dpackaging=jar -Dversion=&quot;;CHAR(34);[.C40];CHAR(34);&quot; -Dfile=&quot;;CHAR(34);[.F40];CHAR(34);&quot; -DgeneratePom=true &quot;;IF([.D40]&lt;&gt;&quot;&quot;;CONCATENATE(&quot;-Dclassifier=&quot;;[.D40];&quot;-DrepositoryId=ts-maven -Durl=http:\\bpl-trmmaven.ts.telekom.si:8081\artifactory\ext-release-local&quot;)))" table:style-name="ce7">
            <text:p>mvn deploy:deploy-file -DgroupId=sslj -DartifactId=sslj -Dpackaging=jar -Dversion="7.2.0240.0205" -Dfile="c:\JavaLibraries\Documentum Foundation Classes for Windows, Version 7.2.0240.0205 Linux\ServerApps\sslj.jar" -DgeneratePom=true FALSE</text:p>
          </table:table-cell>
          <table:table-cell table:number-columns-repeated="16374"/>
        </table:table-row>
        <table:table-row table:number-rows-repeated="2"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7"/>
          <table:table-cell table:number-columns-repeated="16374"/>
        </table:table-row>
        <table:table-row table:style-name="ro3">
          <table:table-cell office:value-type="string" table:style-name="ce2">
            <text:p>com.microsoft.sqlserver</text:p>
          </table:table-cell>
          <table:table-cell office:value-type="string" table:style-name="ce8">
            <text:p>jdbc</text:p>
          </table:table-cell>
          <table:table-cell office:value-type="float" office:value="6" table:style-name="ce2">
            <text:p>6</text:p>
          </table:table-cell>
          <table:table-cell table:number-columns-repeated="2" table:style-name="ce2"/>
          <table:table-cell office:value-type="string" table:style-name="ce3">
            <text:p>c:\JavaLibraries\Microsoft JDBC Driver 6.0 for SQL Server\sqljdbc.jar</text:p>
          </table:table-cell>
          <table:table-cell table:number-columns-repeated="2" table:style-name="ce3"/>
          <table:table-cell office:value-type="string" office:string-value="mvn install:install-file -DgroupId=com.microsoft.sqlserver -DartifactId=jdbc -Dpackaging=jar -Dversion=&quot;6&quot; -Dfile=&quot;c:\JavaLibraries\Microsoft JDBC Driver 6.0 for SQL Server\sqljdbc.jar&quot; -DgeneratePom=true" table:formula="of:=+CONCATENATE(&quot;mvn install:install-file -DgroupId=&quot;;[.A43];&quot; -DartifactId=&quot;;[.B43];&quot; -Dpackaging=jar -Dversion=&quot;;CHAR(34);[.C43];CHAR(34);&quot; -Dfile=&quot;;CHAR(34);[.F43];CHAR(34);&quot; -DgeneratePom=true&quot;)" table:style-name="ce4">
            <text:p>mvn install:install-file -DgroupId=com.microsoft.sqlserver -DartifactId=jdbc -Dpackaging=jar -Dversion="6" -Dfile="c:\JavaLibraries\Microsoft JDBC Driver 6.0 for SQL Server\sqljdbc.jar" -DgeneratePom=true</text:p>
          </table:table-cell>
          <table:table-cell office:value-type="string" office:string-value="mvn deploy:deploy-file -DgroupId=com.microsoft.sqlserver -DartifactId=jdbc -Dpackaging=jar -Dversion=&quot;6&quot; -Dfile=&quot;c:\JavaLibraries\Microsoft JDBC Driver 6.0 for SQL Server\sqljdbc.jar&quot; -DgeneratePom=true  -DrepositoryId=ts-maven -Durl=&quot;http:\\bpl-trmmaven.ts.telekom.si:8081\artifactory\ext-release-local&quot;" table:formula="of:=+CONCATENATE(&quot;mvn deploy:deploy-file -DgroupId=&quot;;[.A43];&quot; -DartifactId=&quot;;[.B43];&quot; -Dpackaging=jar -Dversion=&quot;;CHAR(34);[.C43];CHAR(34);&quot; -Dfile=&quot;;CHAR(34);[.F43];CHAR(34);&quot; -DgeneratePom=true &quot;;IF([.D43]&lt;&gt;&quot;&quot;;CONCATENATE(&quot;-Dclassifier=&quot;;[.D43]);&quot;&quot;);&quot; -DrepositoryId=ts-maven -Durl=&quot;;CHAR(34);&quot;http:\\bpl-trmmaven.ts.telekom.si:8081\artifactory\ext-release-local&quot;;CHAR(34))" table:style-name="ce3">
            <text:p>mvn deploy:deploy-file -DgroupId=com.microsoft.sqlserver -DartifactId=jdbc -Dpackaging=jar -Dversion="6" -Dfile="c:\JavaLibraries\Microsoft JDBC Driver 6.0 for SQL Server\sqljdbc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7"/>
          <table:table-cell table:number-columns-repeated="16374"/>
        </table:table-row>
        <table:table-row table:style-name="ro1">
          <table:table-cell office:value-type="string" table:style-name="ce2">
            <text:p>c:\JavaLibraries\Documentum Foundation Classes for Windows, Version 7.3.0090.0047\</text:p>
          </table:table-cell>
          <table:table-cell table:number-columns-repeated="4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3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5">
            <text:p>7.3.0000.0205</text:p>
          </table:table-cell>
          <table:table-cell office:value-type="string" table:style-name="ce2">
            <text:p>windows</text:p>
          </table:table-cell>
          <table:table-cell office:value-type="string" table:style-name="ce2">
            <text:p>dfc.jar</text:p>
          </table:table-cell>
          <table:table-cell office:value-type="string" office:string-value="c:\JavaLibraries\Documentum Foundation Classes for Windows, Version 7.3.0090.0047\dfc.jar" table:formula="of:=CONCATENATE([.$A$45];[.E46])" table:style-name="ce3">
            <text:p>c:\JavaLibraries\Documentum Foundation Classes for Windows, Version 7.3.0090.0047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3.0000.0205&quot; -Dfile=&quot;c:\JavaLibraries\Documentum Foundation Classes for Windows, Version 7.3.0090.0047\dfc.jar&quot; -DgeneratePom=true  -Dclassifier=com.documentum" table:formula="of:=+CONCATENATE(&quot;mvn install:install-file -DgroupId=&quot;;[.A46];&quot; -DartifactId=&quot;;[.B46];&quot; -Dpackaging=jar -Dversion=&quot;;CHAR(34);[.C46];CHAR(34);&quot; -Dfile=&quot;;CHAR(34);[.F46];CHAR(34);&quot; -DgeneratePom=true&quot;; &quot;  -Dclassifier=&quot;;[.A46])" table:style-name="ce4">
            <text:p>mvn install:install-file -DgroupId=com.documentum -DartifactId=Documentum -Dpackaging=jar -Dversion="7.3.0000.0205" -Dfile="c:\JavaLibraries\Documentum Foundation Classes for Windows, Version 7.3.0090.0047\dfc.jar" -DgeneratePom=true <text:s/>-Dclassifier=com.documentum</text:p>
          </table:table-cell>
          <table:table-cell office:value-type="string" office:string-value="mvn deploy:deploy-file -DgroupId=com.documentum -DartifactId=Documentum -Dpackaging=jar -Dversion=&quot;7.3.0000.0205&quot; -Dfile=&quot;c:\JavaLibraries\Documentum Foundation Classes for Windows, Version 7.3.0090.0047\dfc.jar&quot; -DgeneratePom=true -Dclassifier=windows -DrepositoryId=ts-maven -Durl=&quot;http:\\bpl-trmmaven.ts.telekom.si:8081\artifactory\ext-release-local&quot;" table:formula="of:=+CONCATENATE(&quot;mvn deploy:deploy-file -DgroupId=&quot;;[.A46];&quot; -DartifactId=&quot;;[.B46];&quot; -Dpackaging=jar -Dversion=&quot;;CHAR(34);[.C46];CHAR(34);&quot; -Dfile=&quot;;CHAR(34);[.F46];CHAR(34);&quot; -DgeneratePom=true &quot;;IF([.D46]&lt;&gt;&quot;&quot;;CONCATENATE(&quot;-Dclassifier=&quot;;[.D46]);&quot;&quot;);&quot; -DrepositoryId=ts-maven -Durl=&quot;;CHAR(34);&quot;http:\\bpl-trmmaven.ts.telekom.si:8081\artifactory\ext-release-local&quot;;CHAR(34))" table:style-name="ce3">
            <text:p>mvn deploy:deploy-file -DgroupId=com.documentum -DartifactId=Documentum -Dpackaging=jar -Dversion="7.3.0000.0205" -Dfile="c:\JavaLibraries\Documentum Foundation Classes for Windows, Version 7.3.0090.0047\dfc.jar" -DgeneratePom=true -Dclassifier=window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Dms-client-api</text:p>
          </table:table-cell>
          <table:table-cell office:value-type="string" table:style-name="ce5">
            <text:p>7.3.0000.0205</text:p>
          </table:table-cell>
          <table:table-cell office:value-type="string" table:style-name="ce2">
            <text:p>windows</text:p>
          </table:table-cell>
          <table:table-cell office:value-type="string" table:style-name="ce2">
            <text:p>dms-client-api.jar</text:p>
          </table:table-cell>
          <table:table-cell office:value-type="string" office:string-value="c:\JavaLibraries\Documentum Foundation Classes for Windows, Version 7.3.0090.0047\dms-client-api.jar" table:formula="of:=CONCATENATE([.$A$45];[.E47])" table:style-name="ce3">
            <text:p>c:\JavaLibraries\Documentum Foundation Classes for Windows, Version 7.3.0090.0047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Dms-client-api -Dpackaging=jar -Dversion=&quot;7.3.0000.0205&quot; -Dfile=&quot;c:\JavaLibraries\Documentum Foundation Classes for Windows, Version 7.3.0090.0047\dms-client-api.jar&quot; -DgeneratePom=true  -Dclassifier=com.documentum" table:formula="of:=+CONCATENATE(&quot;mvn install:install-file -DgroupId=&quot;;[.A47];&quot; -DartifactId=&quot;;[.B47];&quot; -Dpackaging=jar -Dversion=&quot;;CHAR(34);[.C47];CHAR(34);&quot; -Dfile=&quot;;CHAR(34);[.F47];CHAR(34);&quot; -DgeneratePom=true&quot;; &quot;  -Dclassifier=&quot;;[.A47])" table:style-name="ce4">
            <text:p>mvn install:install-file -DgroupId=com.documentum -DartifactId=DocumentumDms-client-api -Dpackaging=jar -Dversion="7.3.0000.0205" -Dfile="c:\JavaLibraries\Documentum Foundation Classes for Windows, Version 7.3.0090.0047\dms-client-api.jar" -DgeneratePom=true <text:s/>-Dclassifier=com.documentum</text:p>
          </table:table-cell>
          <table:table-cell office:value-type="string" office:string-value="mvn deploy:deploy-file -DgroupId=com.documentum -DartifactId=DocumentumDms-client-api -Dpackaging=jar -Dversion=&quot;7.3.0000.0205&quot; -Dfile=&quot;c:\JavaLibraries\Documentum Foundation Classes for Windows, Version 7.3.0090.0047\dms-client-api.jar&quot; -DgeneratePom=true -Dclassifier=windows -DrepositoryId=ts-maven -Durl=&quot;http:\\bpl-trmmaven.ts.telekom.si:8081\artifactory\ext-release-local&quot;" table:formula="of:=+CONCATENATE(&quot;mvn deploy:deploy-file -DgroupId=&quot;;[.A47];&quot; -DartifactId=&quot;;[.B47];&quot; -Dpackaging=jar -Dversion=&quot;;CHAR(34);[.C47];CHAR(34);&quot; -Dfile=&quot;;CHAR(34);[.F47];CHAR(34);&quot; -DgeneratePom=true &quot;;IF([.D47]&lt;&gt;&quot;&quot;;CONCATENATE(&quot;-Dclassifier=&quot;;[.D47]);&quot;&quot;);&quot; -DrepositoryId=ts-maven -Durl=&quot;;CHAR(34);&quot;http:\\bpl-trmmaven.ts.telekom.si:8081\artifactory\ext-release-local&quot;;CHAR(34))" table:style-name="ce3">
            <text:p>mvn deploy:deploy-file -DgroupId=com.documentum -DartifactId=DocumentumDms-client-api -Dpackaging=jar -Dversion="7.3.0000.0205" -Dfile="c:\JavaLibraries\Documentum Foundation Classes for Windows, Version 7.3.0090.0047\dms-client-api.jar" -DgeneratePom=true -Dclassifier=window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:\JavaLibraries\Documentum Foundation Classes for Linux, Version 7.3.0000.0205\</text:p>
          </table:table-cell>
          <table:table-cell table:number-columns-repeated="2" table:style-name="ce5"/>
          <table:table-cell table:number-columns-repeated="2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3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5">
            <text:p>7.3.0000.0205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dfc.jar</text:p>
          </table:table-cell>
          <table:table-cell office:value-type="string" office:string-value="c:\JavaLibraries\Documentum Foundation Classes for Linux, Version 7.3.0000.0205\dfc.jar" table:formula="of:=CONCATENATE([.$A$48];[.E49])" table:style-name="ce3">
            <text:p>c:\JavaLibraries\Documentum Foundation Classes for Linux, Version 7.3.0000.0205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3.0000.0205&quot; -Dfile=&quot;c:\JavaLibraries\Documentum Foundation Classes for Linux, Version 7.3.0000.0205\dfc.jar&quot; -DgeneratePom=true  -Dclassifier=com.documentum" table:formula="of:=+CONCATENATE(&quot;mvn install:install-file -DgroupId=&quot;;[.A49];&quot; -DartifactId=&quot;;[.B49];&quot; -Dpackaging=jar -Dversion=&quot;;CHAR(34);[.C49];CHAR(34);&quot; -Dfile=&quot;;CHAR(34);[.F49];CHAR(34);&quot; -DgeneratePom=true&quot;; &quot;  -Dclassifier=&quot;;[.A49])" table:style-name="ce4">
            <text:p>mvn install:install-file -DgroupId=com.documentum -DartifactId=Documentum -Dpackaging=jar -Dversion="7.3.0000.0205" -Dfile="c:\JavaLibraries\Documentum Foundation Classes for Linux, Version 7.3.0000.0205\dfc.jar" -DgeneratePom=true <text:s/>-Dclassifier=com.documentum</text:p>
          </table:table-cell>
          <table:table-cell office:value-type="string" office:string-value="mvn deploy:deploy-file -DgroupId=com.documentum -DartifactId=Documentum -Dpackaging=jar -Dversion=&quot;7.3.0000.0205&quot; -Dfile=&quot;c:\JavaLibraries\Documentum Foundation Classes for Linux, Version 7.3.0000.0205\dfc.jar&quot; -DgeneratePom=true -Dclassifier=centos -DrepositoryId=ts-maven -Durl=&quot;http:\\bpl-trmmaven.ts.telekom.si:8081\artifactory\ext-release-local&quot;" table:formula="of:=+CONCATENATE(&quot;mvn deploy:deploy-file -DgroupId=&quot;;[.A49];&quot; -DartifactId=&quot;;[.B49];&quot; -Dpackaging=jar -Dversion=&quot;;CHAR(34);[.C49];CHAR(34);&quot; -Dfile=&quot;;CHAR(34);[.F49];CHAR(34);&quot; -DgeneratePom=true &quot;;IF([.D49]&lt;&gt;&quot;&quot;;CONCATENATE(&quot;-Dclassifier=&quot;;[.D49]);&quot;&quot;);&quot; -DrepositoryId=ts-maven -Durl=&quot;;CHAR(34);&quot;http:\\bpl-trmmaven.ts.telekom.si:8081\artifactory\ext-release-local&quot;;CHAR(34))" table:style-name="ce3">
            <text:p>mvn deploy:deploy-file -DgroupId=com.documentum -DartifactId=Documentum -Dpackaging=jar -Dversion="7.3.0000.0205" -Dfile="c:\JavaLibraries\Documentum Foundation Classes for Linux, Version 7.3.0000.0205\dfc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Dms-client-api</text:p>
          </table:table-cell>
          <table:table-cell office:value-type="string" table:style-name="ce5">
            <text:p>7.3.0000.0205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dms-client-api.jar</text:p>
          </table:table-cell>
          <table:table-cell office:value-type="string" office:string-value="c:\JavaLibraries\Documentum Foundation Classes for Linux, Version 7.3.0000.0205\dms-client-api.jar" table:formula="of:=CONCATENATE([.$A$48];[.E50])" table:style-name="ce3">
            <text:p>c:\JavaLibraries\Documentum Foundation Classes for Linux, Version 7.3.0000.0205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Dms-client-api -Dpackaging=jar -Dversion=&quot;7.3.0000.0205&quot; -Dfile=&quot;c:\JavaLibraries\Documentum Foundation Classes for Linux, Version 7.3.0000.0205\dms-client-api.jar&quot; -DgeneratePom=true  -Dclassifier=com.documentum" table:formula="of:=+CONCATENATE(&quot;mvn install:install-file -DgroupId=&quot;;[.A50];&quot; -DartifactId=&quot;;[.B50];&quot; -Dpackaging=jar -Dversion=&quot;;CHAR(34);[.C50];CHAR(34);&quot; -Dfile=&quot;;CHAR(34);[.F50];CHAR(34);&quot; -DgeneratePom=true&quot;; &quot;  -Dclassifier=&quot;;[.A50])" table:style-name="ce4">
            <text:p>mvn install:install-file -DgroupId=com.documentum -DartifactId=DocumentumDms-client-api -Dpackaging=jar -Dversion="7.3.0000.0205" -Dfile="c:\JavaLibraries\Documentum Foundation Classes for Linux, Version 7.3.0000.0205\dms-client-api.jar" -DgeneratePom=true <text:s/>-Dclassifier=com.documentum</text:p>
          </table:table-cell>
          <table:table-cell office:value-type="string" office:string-value="mvn deploy:deploy-file -DgroupId=com.documentum -DartifactId=DocumentumDms-client-api -Dpackaging=jar -Dversion=&quot;7.3.0000.0205&quot; -Dfile=&quot;c:\JavaLibraries\Documentum Foundation Classes for Linux, Version 7.3.0000.0205\dms-client-api.jar&quot; -DgeneratePom=true -Dclassifier=centos -DrepositoryId=ts-maven -Durl=&quot;http:\\bpl-trmmaven.ts.telekom.si:8081\artifactory\ext-release-local&quot;" table:formula="of:=+CONCATENATE(&quot;mvn deploy:deploy-file -DgroupId=&quot;;[.A50];&quot; -DartifactId=&quot;;[.B50];&quot; -Dpackaging=jar -Dversion=&quot;;CHAR(34);[.C50];CHAR(34);&quot; -Dfile=&quot;;CHAR(34);[.F50];CHAR(34);&quot; -DgeneratePom=true &quot;;IF([.D50]&lt;&gt;&quot;&quot;;CONCATENATE(&quot;-Dclassifier=&quot;;[.D50]);&quot;&quot;);&quot; -DrepositoryId=ts-maven -Durl=&quot;;CHAR(34);&quot;http:\\bpl-trmmaven.ts.telekom.si:8081\artifactory\ext-release-local&quot;;CHAR(34))" table:style-name="ce3">
            <text:p>mvn deploy:deploy-file -DgroupId=com.documentum -DartifactId=DocumentumDms-client-api -Dpackaging=jar -Dversion="7.3.0000.0205" -Dfile="c:\JavaLibraries\Documentum Foundation Classes for Linux, Version 7.3.0000.0205\dms-client-api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api</text:p>
          </table:table-cell>
          <table:table-cell office:value-type="string" table:style-name="ce2">
            <text:p>7.3.0000.0205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configservice-api.jar</text:p>
          </table:table-cell>
          <table:table-cell office:value-type="string" office:string-value="c:\JavaLibraries\Documentum Foundation Classes for Linux, Version 7.3.0000.0205\configservice-api.jar" table:formula="of:=CONCATENATE([.$A$48];[.E51])" table:style-name="ce3">
            <text:p>c:\JavaLibraries\Documentum Foundation Classes for Linux, Version 7.3.0000.0205\configservice-api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api -Dpackaging=jar -Dversion=&quot;7.3.0000.0205&quot; -Dfile=&quot;c:\JavaLibraries\Documentum Foundation Classes for Linux, Version 7.3.0000.0205\configservice-api.jar&quot; -DgeneratePom=true  -Dclassifier=com.documentum.services" table:formula="of:=+CONCATENATE(&quot;mvn install:install-file -DgroupId=&quot;;[.A51];&quot; -DartifactId=&quot;;[.B51];&quot; -Dpackaging=jar -Dversion=&quot;;CHAR(34);[.C51];CHAR(34);&quot; -Dfile=&quot;;CHAR(34);[.F51];CHAR(34);&quot; -DgeneratePom=true&quot;; &quot;  -Dclassifier=&quot;;[.A51])" table:style-name="ce4">
            <text:p>mvn install:install-file -DgroupId=com.documentum.services -DartifactId=configservice-api -Dpackaging=jar -Dversion="7.3.0000.0205" -Dfile="c:\JavaLibraries\Documentum Foundation Classes for Linux, Version 7.3.0000.0205\configservice-api.jar" -DgeneratePom=true <text:s/>-Dclassifier=com.documentum.services</text:p>
          </table:table-cell>
          <table:table-cell office:value-type="string" office:string-value="mvn deploy:deploy-file -DgroupId=com.documentum.services -DartifactId=configservice-api -Dpackaging=jar -Dversion=&quot;7.3.0000.0205&quot; -Dfile=&quot;c:\JavaLibraries\Documentum Foundation Classes for Linux, Version 7.3.0000.0205\configservice-api.jar&quot; -DgeneratePom=true -Dclassifier=centos -DrepositoryId=ts-maven -Durl=&quot;http:\\bpl-trmmaven.ts.telekom.si:8081\artifactory\ext-release-local&quot;" table:formula="of:=+CONCATENATE(&quot;mvn deploy:deploy-file -DgroupId=&quot;;[.A51];&quot; -DartifactId=&quot;;[.B51];&quot; -Dpackaging=jar -Dversion=&quot;;CHAR(34);[.C51];CHAR(34);&quot; -Dfile=&quot;;CHAR(34);[.F51];CHAR(34);&quot; -DgeneratePom=true &quot;;IF([.D51]&lt;&gt;&quot;&quot;;CONCATENATE(&quot;-Dclassifier=&quot;;[.D51]);&quot;&quot;);&quot; -DrepositoryId=ts-maven -Durl=&quot;;CHAR(34);&quot;http:\\bpl-trmmaven.ts.telekom.si:8081\artifactory\ext-release-local&quot;;CHAR(34))" table:style-name="ce3">
            <text:p>mvn deploy:deploy-file -DgroupId=com.documentum.services -DartifactId=configservice-api -Dpackaging=jar -Dversion="7.3.0000.0205" -Dfile="c:\JavaLibraries\Documentum Foundation Classes for Linux, Version 7.3.0000.0205\configservice-api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3.0000.0205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configservice-impl.jar</text:p>
          </table:table-cell>
          <table:table-cell office:value-type="string" office:string-value="c:\JavaLibraries\Documentum Foundation Classes for Linux, Version 7.3.0000.0205\configservice-impl.jar" table:formula="of:=CONCATENATE([.$A$48];[.E52])" table:style-name="ce3">
            <text:p>c:\JavaLibraries\Documentum Foundation Classes for Linux, Version 7.3.0000.0205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3.0000.0205&quot; -Dfile=&quot;c:\JavaLibraries\Documentum Foundation Classes for Linux, Version 7.3.0000.0205\configservice-impl.jar&quot; -DgeneratePom=true  -Dclassifier=com.documentum.services" table:formula="of:=+CONCATENATE(&quot;mvn install:install-file -DgroupId=&quot;;[.A52];&quot; -DartifactId=&quot;;[.B52];&quot; -Dpackaging=jar -Dversion=&quot;;CHAR(34);[.C52];CHAR(34);&quot; -Dfile=&quot;;CHAR(34);[.F52];CHAR(34);&quot; -DgeneratePom=true&quot;; &quot;  -Dclassifier=&quot;;[.A52])" table:style-name="ce4">
            <text:p>mvn install:install-file -DgroupId=com.documentum.services -DartifactId=configservice-impl -Dpackaging=jar -Dversion="7.3.0000.0205" -Dfile="c:\JavaLibraries\Documentum Foundation Classes for Linux, Version 7.3.0000.0205\configservice-impl.jar" -DgeneratePom=true <text:s/>-Dclassifier=com.documentum.services</text:p>
          </table:table-cell>
          <table:table-cell office:value-type="string" office:string-value="mvn deploy:deploy-file -DgroupId=com.documentum.services -DartifactId=configservice-impl -Dpackaging=jar -Dversion=&quot;7.3.0000.0205&quot; -Dfile=&quot;c:\JavaLibraries\Documentum Foundation Classes for Linux, Version 7.3.0000.0205\configservice-impl.jar&quot; -DgeneratePom=true -Dclassifier=centos -DrepositoryId=ts-maven -Durl=&quot;http:\\bpl-trmmaven.ts.telekom.si:8081\artifactory\ext-release-local&quot;" table:formula="of:=+CONCATENATE(&quot;mvn deploy:deploy-file -DgroupId=&quot;;[.A52];&quot; -DartifactId=&quot;;[.B52];&quot; -Dpackaging=jar -Dversion=&quot;;CHAR(34);[.C52];CHAR(34);&quot; -Dfile=&quot;;CHAR(34);[.F52];CHAR(34);&quot; -DgeneratePom=true &quot;;IF([.D52]&lt;&gt;&quot;&quot;;CONCATENATE(&quot;-Dclassifier=&quot;;[.D52]);&quot;&quot;);&quot; -DrepositoryId=ts-maven -Durl=&quot;;CHAR(34);&quot;http:\\bpl-trmmaven.ts.telekom.si:8081\artifactory\ext-release-local&quot;;CHAR(34))" table:style-name="ce3">
            <text:p>mvn deploy:deploy-file -DgroupId=com.documentum.services -DartifactId=configservice-impl -Dpackaging=jar -Dversion="7.3.0000.0205" -Dfile="c:\JavaLibraries\Documentum Foundation Classes for Linux, Version 7.3.0000.0205\configservice-impl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methdservlet</text:p>
          </table:table-cell>
          <table:table-cell office:value-type="string" table:style-name="ce2">
            <text:p>7.2.0240.0205</text:p>
          </table:table-cell>
          <table:table-cell table:number-columns-repeated="2" table:style-name="ce2"/>
          <table:table-cell office:value-type="string" table:style-name="ce3">
            <text:p>c:\JavaLibraries\Documentum Foundation Classes for Windows, Version 7.2.0240.0205 Linux\mthdservlet.jar</text:p>
          </table:table-cell>
          <table:table-cell table:number-columns-repeated="2" table:style-name="ce3"/>
          <table:table-cell office:value-type="string" office:string-value="mvn install:install-file -DgroupId=com.documentum -DartifactId=methdservlet -Dpackaging=jar -Dversion=&quot;7.2.0240.0205&quot; -Dfile=&quot;c:\JavaLibraries\Documentum Foundation Classes for Windows, Version 7.2.0240.0205 Linux\mthdservlet.jar&quot; -DgeneratePom=true  -Dclassifier=com.documentum" table:formula="of:=+CONCATENATE(&quot;mvn install:install-file -DgroupId=&quot;;[.A53];&quot; -DartifactId=&quot;;[.B53];&quot; -Dpackaging=jar -Dversion=&quot;;CHAR(34);[.C53];CHAR(34);&quot; -Dfile=&quot;;CHAR(34);[.F53];CHAR(34);&quot; -DgeneratePom=true&quot;; &quot;  -Dclassifier=&quot;;[.A53])" table:style-name="ce4">
            <text:p>mvn install:install-file -DgroupId=com.documentum -DartifactId=methdservlet -Dpackaging=jar -Dversion="7.2.0240.0205" -Dfile="c:\JavaLibraries\Documentum Foundation Classes for Windows, Version 7.2.0240.0205 Linux\mthdservlet.jar" -DgeneratePom=true <text:s/>-Dclassifier=com.documentum</text:p>
          </table:table-cell>
          <table:table-cell office:value-type="string" office:string-value="mvn deploy:deploy-file -DgroupId=com.documentum -DartifactId=methdservlet -Dpackaging=jar -Dversion=&quot;7.2.0240.0205&quot; -Dfile=&quot;c:\JavaLibraries\Documentum Foundation Classes for Windows, Version 7.2.0240.0205 Linux\mthdservlet.jar&quot; -DgeneratePom=true  -DrepositoryId=ts-maven -Durl=&quot;http:\\bpl-trmmaven.ts.telekom.si:8081\artifactory\ext-release-local&quot;" table:formula="of:=+CONCATENATE(&quot;mvn deploy:deploy-file -DgroupId=&quot;;[.A53];&quot; -DartifactId=&quot;;[.B53];&quot; -Dpackaging=jar -Dversion=&quot;;CHAR(34);[.C53];CHAR(34);&quot; -Dfile=&quot;;CHAR(34);[.F53];CHAR(34);&quot; -DgeneratePom=true &quot;;IF([.D53]&lt;&gt;&quot;&quot;;CONCATENATE(&quot;-Dclassifier=&quot;;[.D53]);&quot;&quot;);&quot; -DrepositoryId=ts-maven -Durl=&quot;;CHAR(34);&quot;http:\\bpl-trmmaven.ts.telekom.si:8081\artifactory\ext-release-local&quot;;CHAR(34))" table:style-name="ce3">
            <text:p>mvn deploy:deploy-file -DgroupId=com.documentum -DartifactId=methdservlet -Dpackaging=jar -Dversion="7.2.0240.0205" -Dfile="c:\JavaLibraries\Documentum Foundation Classes for Windows, Version 7.2.0240.0205 Linux\mthdservlet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c:\JavaLibraries\Documentum Foundation Classes for Windows, Version 7.3.0090.0047\</text:p>
          </table:table-cell>
          <table:table-cell table:style-name="ce5"/>
          <table:table-cell table:number-columns-repeated="3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4">
          <table:table-cell office:value-type="string" table:style-name="ce5">
            <text:p>com.documentum</text:p>
          </table:table-cell>
          <table:table-cell office:value-type="string" table:style-name="ce5">
            <text:p>Documentum</text:p>
          </table:table-cell>
          <table:table-cell office:value-type="string" table:style-name="ce5">
            <text:p>7.3.0090.0047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dfc.jar</text:p>
          </table:table-cell>
          <table:table-cell office:value-type="string" office:string-value="c:\JavaLibraries\Documentum Foundation Classes for Windows, Version 7.3.0090.0047\dfc.jar" table:formula="of:=CONCATENATE([.$A$54];[.E55])" table:style-name="ce3">
            <text:p>c:\JavaLibraries\Documentum Foundation Classes for Windows, Version 7.3.0090.0047\dfc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 -Dpackaging=jar -Dversion=&quot;7.3.0090.0047&quot; -Dfile=&quot;c:\JavaLibraries\Documentum Foundation Classes for Windows, Version 7.3.0090.0047\dfc.jar&quot; -DgeneratePom=true  -Dclassifier=com.documentum" table:formula="of:=+CONCATENATE(&quot;mvn install:install-file -DgroupId=&quot;;[.A55];&quot; -DartifactId=&quot;;[.B55];&quot; -Dpackaging=jar -Dversion=&quot;;CHAR(34);[.C55];CHAR(34);&quot; -Dfile=&quot;;CHAR(34);[.F55];CHAR(34);&quot; -DgeneratePom=true&quot;; &quot;  -Dclassifier=&quot;;[.A55])" table:style-name="ce4">
            <text:p>mvn install:install-file -DgroupId=com.documentum -DartifactId=Documentum -Dpackaging=jar -Dversion="7.3.0090.0047" -Dfile="c:\JavaLibraries\Documentum Foundation Classes for Windows, Version 7.3.0090.0047\dfc.jar" -DgeneratePom=true <text:s/>-Dclassifier=com.documentum</text:p>
          </table:table-cell>
          <table:table-cell office:value-type="string" office:string-value="mvn deploy:deploy-file -DgroupId=com.documentum -DartifactId=Documentum -Dpackaging=jar -Dversion=&quot;7.3.0090.0047&quot; -Dfile=&quot;c:\JavaLibraries\Documentum Foundation Classes for Windows, Version 7.3.0090.0047\dfc.jar&quot; -DgeneratePom=true -Dclassifier=centos -DrepositoryId=ts-maven -Durl=&quot;http:\\bpl-trmmaven.ts.telekom.si:8081\artifactory\ext-release-local&quot;" table:formula="of:=+CONCATENATE(&quot;mvn deploy:deploy-file -DgroupId=&quot;;[.A55];&quot; -DartifactId=&quot;;[.B55];&quot; -Dpackaging=jar -Dversion=&quot;;CHAR(34);[.C55];CHAR(34);&quot; -Dfile=&quot;;CHAR(34);[.F55];CHAR(34);&quot; -DgeneratePom=true &quot;;IF([.D55]&lt;&gt;&quot;&quot;;CONCATENATE(&quot;-Dclassifier=&quot;;[.D55]);&quot;&quot;);&quot; -DrepositoryId=ts-maven -Durl=&quot;;CHAR(34);&quot;http:\\bpl-trmmaven.ts.telekom.si:8081\artifactory\ext-release-local&quot;;CHAR(34))" table:style-name="ce3">
            <text:p>mvn deploy:deploy-file -DgroupId=com.documentum -DartifactId=Documentum -Dpackaging=jar -Dversion="7.3.0090.0047" -Dfile="c:\JavaLibraries\Documentum Foundation Classes for Windows, Version 7.3.0090.0047\dfc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</text:p>
          </table:table-cell>
          <table:table-cell office:value-type="string" table:style-name="ce5">
            <text:p>DocumentumDms-client-api</text:p>
          </table:table-cell>
          <table:table-cell office:value-type="string" table:style-name="ce5">
            <text:p>7.3.0090.0047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dms-client-api.jar</text:p>
          </table:table-cell>
          <table:table-cell office:value-type="string" office:string-value="c:\JavaLibraries\Documentum Foundation Classes for Windows, Version 7.3.0090.0047\dms-client-api.jar" table:formula="of:=CONCATENATE([.$A$54];[.E56])" table:style-name="ce3">
            <text:p>c:\JavaLibraries\Documentum Foundation Classes for Windows, Version 7.3.0090.0047\dms-client-api.jar</text:p>
          </table:table-cell>
          <table:table-cell table:number-columns-repeated="2" table:style-name="ce3"/>
          <table:table-cell office:value-type="string" office:string-value="mvn install:install-file -DgroupId=com.documentum -DartifactId=DocumentumDms-client-api -Dpackaging=jar -Dversion=&quot;7.3.0090.0047&quot; -Dfile=&quot;c:\JavaLibraries\Documentum Foundation Classes for Windows, Version 7.3.0090.0047\dms-client-api.jar&quot; -DgeneratePom=true  -Dclassifier=com.documentum" table:formula="of:=+CONCATENATE(&quot;mvn install:install-file -DgroupId=&quot;;[.A56];&quot; -DartifactId=&quot;;[.B56];&quot; -Dpackaging=jar -Dversion=&quot;;CHAR(34);[.C56];CHAR(34);&quot; -Dfile=&quot;;CHAR(34);[.F56];CHAR(34);&quot; -DgeneratePom=true&quot;; &quot;  -Dclassifier=&quot;;[.A56])" table:style-name="ce4">
            <text:p>mvn install:install-file -DgroupId=com.documentum -DartifactId=DocumentumDms-client-api -Dpackaging=jar -Dversion="7.3.0090.0047" -Dfile="c:\JavaLibraries\Documentum Foundation Classes for Windows, Version 7.3.0090.0047\dms-client-api.jar" -DgeneratePom=true <text:s/>-Dclassifier=com.documentum</text:p>
          </table:table-cell>
          <table:table-cell office:value-type="string" office:string-value="mvn deploy:deploy-file -DgroupId=com.documentum -DartifactId=DocumentumDms-client-api -Dpackaging=jar -Dversion=&quot;7.3.0090.0047&quot; -Dfile=&quot;c:\JavaLibraries\Documentum Foundation Classes for Windows, Version 7.3.0090.0047\dms-client-api.jar&quot; -DgeneratePom=true -Dclassifier=centos -DrepositoryId=ts-maven -Durl=&quot;http:\\bpl-trmmaven.ts.telekom.si:8081\artifactory\ext-release-local&quot;" table:formula="of:=+CONCATENATE(&quot;mvn deploy:deploy-file -DgroupId=&quot;;[.A56];&quot; -DartifactId=&quot;;[.B56];&quot; -Dpackaging=jar -Dversion=&quot;;CHAR(34);[.C56];CHAR(34);&quot; -Dfile=&quot;;CHAR(34);[.F56];CHAR(34);&quot; -DgeneratePom=true &quot;;IF([.D56]&lt;&gt;&quot;&quot;;CONCATENATE(&quot;-Dclassifier=&quot;;[.D56]);&quot;&quot;);&quot; -DrepositoryId=ts-maven -Durl=&quot;;CHAR(34);&quot;http:\\bpl-trmmaven.ts.telekom.si:8081\artifactory\ext-release-local&quot;;CHAR(34))" table:style-name="ce3">
            <text:p>mvn deploy:deploy-file -DgroupId=com.documentum -DartifactId=DocumentumDms-client-api -Dpackaging=jar -Dversion="7.3.0090.0047" -Dfile="c:\JavaLibraries\Documentum Foundation Classes for Windows, Version 7.3.0090.0047\dms-client-api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api</text:p>
          </table:table-cell>
          <table:table-cell office:value-type="string" table:style-name="ce2">
            <text:p>7.3.0090.0047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configservice-api.jar</text:p>
          </table:table-cell>
          <table:table-cell office:value-type="string" office:string-value="c:\JavaLibraries\Documentum Foundation Classes for Windows, Version 7.3.0090.0047\configservice-api.jar" table:formula="of:=CONCATENATE([.$A$54];[.E57])" table:style-name="ce3">
            <text:p>c:\JavaLibraries\Documentum Foundation Classes for Windows, Version 7.3.0090.0047\configservice-api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api -Dpackaging=jar -Dversion=&quot;7.3.0090.0047&quot; -Dfile=&quot;c:\JavaLibraries\Documentum Foundation Classes for Windows, Version 7.3.0090.0047\configservice-api.jar&quot; -DgeneratePom=true  -Dclassifier=com.documentum.services" table:formula="of:=+CONCATENATE(&quot;mvn install:install-file -DgroupId=&quot;;[.A57];&quot; -DartifactId=&quot;;[.B57];&quot; -Dpackaging=jar -Dversion=&quot;;CHAR(34);[.C57];CHAR(34);&quot; -Dfile=&quot;;CHAR(34);[.F57];CHAR(34);&quot; -DgeneratePom=true&quot;; &quot;  -Dclassifier=&quot;;[.A57])" table:style-name="ce4">
            <text:p>mvn install:install-file -DgroupId=com.documentum.services -DartifactId=configservice-api -Dpackaging=jar -Dversion="7.3.0090.0047" -Dfile="c:\JavaLibraries\Documentum Foundation Classes for Windows, Version 7.3.0090.0047\configservice-api.jar" -DgeneratePom=true <text:s/>-Dclassifier=com.documentum.services</text:p>
          </table:table-cell>
          <table:table-cell office:value-type="string" office:string-value="mvn deploy:deploy-file -DgroupId=com.documentum.services -DartifactId=configservice-api -Dpackaging=jar -Dversion=&quot;7.3.0090.0047&quot; -Dfile=&quot;c:\JavaLibraries\Documentum Foundation Classes for Windows, Version 7.3.0090.0047\configservice-api.jar&quot; -DgeneratePom=true -Dclassifier=centos -DrepositoryId=ts-maven -Durl=&quot;http:\\bpl-trmmaven.ts.telekom.si:8081\artifactory\ext-release-local&quot;" table:formula="of:=+CONCATENATE(&quot;mvn deploy:deploy-file -DgroupId=&quot;;[.A57];&quot; -DartifactId=&quot;;[.B57];&quot; -Dpackaging=jar -Dversion=&quot;;CHAR(34);[.C57];CHAR(34);&quot; -Dfile=&quot;;CHAR(34);[.F57];CHAR(34);&quot; -DgeneratePom=true &quot;;IF([.D57]&lt;&gt;&quot;&quot;;CONCATENATE(&quot;-Dclassifier=&quot;;[.D57]);&quot;&quot;);&quot; -DrepositoryId=ts-maven -Durl=&quot;;CHAR(34);&quot;http:\\bpl-trmmaven.ts.telekom.si:8081\artifactory\ext-release-local&quot;;CHAR(34))" table:style-name="ce3">
            <text:p>mvn deploy:deploy-file -DgroupId=com.documentum.services -DartifactId=configservice-api -Dpackaging=jar -Dversion="7.3.0090.0047" -Dfile="c:\JavaLibraries\Documentum Foundation Classes for Windows, Version 7.3.0090.0047\configservice-api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3.0090.0047</text:p>
          </table:table-cell>
          <table:table-cell office:value-type="string" table:style-name="ce2">
            <text:p>centos</text:p>
          </table:table-cell>
          <table:table-cell office:value-type="string" table:style-name="ce2">
            <text:p>configservice-impl.jar</text:p>
          </table:table-cell>
          <table:table-cell office:value-type="string" office:string-value="c:\JavaLibraries\Documentum Foundation Classes for Windows, Version 7.3.0090.0047\configservice-impl.jar" table:formula="of:=CONCATENATE([.$A$54];[.E58])" table:style-name="ce3">
            <text:p>c:\JavaLibraries\Documentum Foundation Classes for Windows, Version 7.3.0090.0047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3.0090.0047&quot; -Dfile=&quot;c:\JavaLibraries\Documentum Foundation Classes for Windows, Version 7.3.0090.0047\configservice-impl.jar&quot; -DgeneratePom=true  -Dclassifier=com.documentum.services" table:formula="of:=+CONCATENATE(&quot;mvn install:install-file -DgroupId=&quot;;[.A58];&quot; -DartifactId=&quot;;[.B58];&quot; -Dpackaging=jar -Dversion=&quot;;CHAR(34);[.C58];CHAR(34);&quot; -Dfile=&quot;;CHAR(34);[.F58];CHAR(34);&quot; -DgeneratePom=true&quot;; &quot;  -Dclassifier=&quot;;[.A58])" table:style-name="ce4">
            <text:p>mvn install:install-file -DgroupId=com.documentum.services -DartifactId=configservice-impl -Dpackaging=jar -Dversion="7.3.0090.0047" -Dfile="c:\JavaLibraries\Documentum Foundation Classes for Windows, Version 7.3.0090.0047\configservice-impl.jar" -DgeneratePom=true <text:s/>-Dclassifier=com.documentum.services</text:p>
          </table:table-cell>
          <table:table-cell office:value-type="string" office:string-value="mvn deploy:deploy-file -DgroupId=com.documentum.services -DartifactId=configservice-impl -Dpackaging=jar -Dversion=&quot;7.3.0090.0047&quot; -Dfile=&quot;c:\JavaLibraries\Documentum Foundation Classes for Windows, Version 7.3.0090.0047\configservice-impl.jar&quot; -DgeneratePom=true -Dclassifier=centos -DrepositoryId=ts-maven -Durl=&quot;http:\\bpl-trmmaven.ts.telekom.si:8081\artifactory\ext-release-local&quot;" table:formula="of:=+CONCATENATE(&quot;mvn deploy:deploy-file -DgroupId=&quot;;[.A58];&quot; -DartifactId=&quot;;[.B58];&quot; -Dpackaging=jar -Dversion=&quot;;CHAR(34);[.C58];CHAR(34);&quot; -Dfile=&quot;;CHAR(34);[.F58];CHAR(34);&quot; -DgeneratePom=true &quot;;IF([.D58]&lt;&gt;&quot;&quot;;CONCATENATE(&quot;-Dclassifier=&quot;;[.D58]);&quot;&quot;);&quot; -DrepositoryId=ts-maven -Durl=&quot;;CHAR(34);&quot;http:\\bpl-trmmaven.ts.telekom.si:8081\artifactory\ext-release-local&quot;;CHAR(34))" table:style-name="ce3">
            <text:p>mvn deploy:deploy-file -DgroupId=com.documentum.services -DartifactId=configservice-impl -Dpackaging=jar -Dversion="7.3.0090.0047" -Dfile="c:\JavaLibraries\Documentum Foundation Classes for Windows, Version 7.3.0090.0047\configservice-impl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3">
          <table:table-cell office:value-type="string" table:style-name="ce2">
            <text:p>com.rsa</text:p>
          </table:table-cell>
          <table:table-cell office:value-type="string" table:style-name="ce2">
            <text:p>certj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certj.jar</text:p>
          </table:table-cell>
          <table:table-cell office:value-type="string" office:string-value="c:\JavaLibraries\Documentum Foundation Classes for Linux, Version 7.3.0000.0205\certj.jar" table:formula="of:=CONCATENATE([.$A$48];[.E60])" table:style-name="ce3">
            <text:p>c:\JavaLibraries\Documentum Foundation Classes for Linux, Version 7.3.0000.0205\certj.jar</text:p>
          </table:table-cell>
          <table:table-cell table:number-columns-repeated="2" table:style-name="ce3"/>
          <table:table-cell office:value-type="string" office:string-value="mvn install:install-file -DgroupId=com.rsa -DartifactId=certj -Dpackaging=jar -Dversion=&quot;7.3.0000.0205&quot; -Dfile=&quot;c:\JavaLibraries\Documentum Foundation Classes for Linux, Version 7.3.0000.0205\certj.jar&quot; -DgeneratePom=true" table:formula="of:=+CONCATENATE(&quot;mvn install:install-file -DgroupId=&quot;;[.A60];&quot; -DartifactId=&quot;;[.B60];&quot; -Dpackaging=jar -Dversion=&quot;;CHAR(34);[.C60];CHAR(34);&quot; -Dfile=&quot;;CHAR(34);[.F60];CHAR(34);&quot; -DgeneratePom=true&quot;)" table:style-name="ce4">
            <text:p>mvn install:install-file -DgroupId=com.rsa -DartifactId=certj -Dpackaging=jar -Dversion="7.3.0000.0205" -Dfile="c:\JavaLibraries\Documentum Foundation Classes for Linux, Version 7.3.0000.0205\certj.jar" -DgeneratePom=true</text:p>
          </table:table-cell>
          <table:table-cell office:value-type="string" office:string-value="mvn deploy:deploy-file -DgroupId=com.rsa -DartifactId=certj -Dpackaging=jar -Dversion=&quot;7.3.0000.0205&quot; -Dfile=&quot;c:\JavaLibraries\Documentum Foundation Classes for Linux, Version 7.3.0000.0205\certj.jar&quot; -DgeneratePom=true  -DrepositoryId=ts-maven -Durl=&quot;http:\\bpl-trmmaven.ts.telekom.si:8081\artifactory\ext-release-local&quot;" table:formula="of:=+CONCATENATE(&quot;mvn deploy:deploy-file -DgroupId=&quot;;[.A60];&quot; -DartifactId=&quot;;[.B60];&quot; -Dpackaging=jar -Dversion=&quot;;CHAR(34);[.C60];CHAR(34);&quot; -Dfile=&quot;;CHAR(34);[.F60];CHAR(34);&quot; -DgeneratePom=true &quot;;IF([.D60]&lt;&gt;&quot;&quot;;CONCATENATE(&quot;-Dclassifier=&quot;;[.D60]);&quot;&quot;);&quot; -DrepositoryId=ts-maven -Durl=&quot;;CHAR(34);&quot;http:\\bpl-trmmaven.ts.telekom.si:8081\artifactory\ext-release-local&quot;;CHAR(34))" table:style-name="ce3">
            <text:p>mvn deploy:deploy-file -DgroupId=com.rsa -DartifactId=certj -Dpackaging=jar -Dversion="7.3.0000.0205" -Dfile="c:\JavaLibraries\Documentum Foundation Classes for Linux, Version 7.3.0000.0205\certj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om.rsa</text:p>
          </table:table-cell>
          <table:table-cell office:value-type="string" table:style-name="ce2">
            <text:p>cryptojcommon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cryptojcommon.jar</text:p>
          </table:table-cell>
          <table:table-cell office:value-type="string" office:string-value="c:\JavaLibraries\Documentum Foundation Classes for Linux, Version 7.3.0000.0205\cryptojcommon.jar" table:formula="of:=CONCATENATE([.$A$48];[.E61])" table:style-name="ce3">
            <text:p>c:\JavaLibraries\Documentum Foundation Classes for Linux, Version 7.3.0000.0205\cryptojcommon.jar</text:p>
          </table:table-cell>
          <table:table-cell table:number-columns-repeated="2" table:style-name="ce3"/>
          <table:table-cell office:value-type="string" office:string-value="mvn install:install-file -DgroupId=com.rsa -DartifactId=cryptojcommon -Dpackaging=jar -Dversion=&quot;7.3.0000.0205&quot; -Dfile=&quot;c:\JavaLibraries\Documentum Foundation Classes for Linux, Version 7.3.0000.0205\cryptojcommon.jar&quot; -DgeneratePom=true" table:formula="of:=+CONCATENATE(&quot;mvn install:install-file -DgroupId=&quot;;[.A61];&quot; -DartifactId=&quot;;[.B61];&quot; -Dpackaging=jar -Dversion=&quot;;CHAR(34);[.C61];CHAR(34);&quot; -Dfile=&quot;;CHAR(34);[.F61];CHAR(34);&quot; -DgeneratePom=true&quot;)" table:style-name="ce4">
            <text:p>mvn install:install-file -DgroupId=com.rsa -DartifactId=cryptojcommon -Dpackaging=jar -Dversion="7.3.0000.0205" -Dfile="c:\JavaLibraries\Documentum Foundation Classes for Linux, Version 7.3.0000.0205\cryptojcommon.jar" -DgeneratePom=true</text:p>
          </table:table-cell>
          <table:table-cell office:value-type="string" office:string-value="mvn deploy:deploy-file -DgroupId=com.rsa -DartifactId=cryptojcommon -Dpackaging=jar -Dversion=&quot;7.3.0000.0205&quot; -Dfile=&quot;c:\JavaLibraries\Documentum Foundation Classes for Linux, Version 7.3.0000.0205\cryptojcommon.jar&quot; -DgeneratePom=true  -DrepositoryId=ts-maven -Durl=&quot;http:\\bpl-trmmaven.ts.telekom.si:8081\artifactory\ext-release-local&quot;" table:formula="of:=+CONCATENATE(&quot;mvn deploy:deploy-file -DgroupId=&quot;;[.A61];&quot; -DartifactId=&quot;;[.B61];&quot; -Dpackaging=jar -Dversion=&quot;;CHAR(34);[.C61];CHAR(34);&quot; -Dfile=&quot;;CHAR(34);[.F61];CHAR(34);&quot; -DgeneratePom=true &quot;;IF([.D61]&lt;&gt;&quot;&quot;;CONCATENATE(&quot;-Dclassifier=&quot;;[.D61]);&quot;&quot;);&quot; -DrepositoryId=ts-maven -Durl=&quot;;CHAR(34);&quot;http:\\bpl-trmmaven.ts.telekom.si:8081\artifactory\ext-release-local&quot;;CHAR(34))" table:style-name="ce3">
            <text:p>mvn deploy:deploy-file -DgroupId=com.rsa -DartifactId=cryptojcommon -Dpackaging=jar -Dversion="7.3.0000.0205" -Dfile="c:\JavaLibraries\Documentum Foundation Classes for Linux, Version 7.3.0000.0205\cryptojcommon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om.rsa</text:p>
          </table:table-cell>
          <table:table-cell office:value-type="string" table:style-name="ce2">
            <text:p>cryptojce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cryptojce.jar</text:p>
          </table:table-cell>
          <table:table-cell office:value-type="string" office:string-value="c:\JavaLibraries\Documentum Foundation Classes for Linux, Version 7.3.0000.0205\cryptojce.jar" table:formula="of:=CONCATENATE([.$A$48];[.E62])" table:style-name="ce3">
            <text:p>c:\JavaLibraries\Documentum Foundation Classes for Linux, Version 7.3.0000.0205\cryptojce.jar</text:p>
          </table:table-cell>
          <table:table-cell table:number-columns-repeated="2" table:style-name="ce3"/>
          <table:table-cell office:value-type="string" office:string-value="mvn install:install-file -DgroupId=com.rsa -DartifactId=cryptojce -Dpackaging=jar -Dversion=&quot;7.3.0000.0205&quot; -Dfile=&quot;c:\JavaLibraries\Documentum Foundation Classes for Linux, Version 7.3.0000.0205\cryptojce.jar&quot; -DgeneratePom=true" table:formula="of:=+CONCATENATE(&quot;mvn install:install-file -DgroupId=&quot;;[.A62];&quot; -DartifactId=&quot;;[.B62];&quot; -Dpackaging=jar -Dversion=&quot;;CHAR(34);[.C62];CHAR(34);&quot; -Dfile=&quot;;CHAR(34);[.F62];CHAR(34);&quot; -DgeneratePom=true&quot;)" table:style-name="ce4">
            <text:p>mvn install:install-file -DgroupId=com.rsa -DartifactId=cryptojce -Dpackaging=jar -Dversion="7.3.0000.0205" -Dfile="c:\JavaLibraries\Documentum Foundation Classes for Linux, Version 7.3.0000.0205\cryptojce.jar" -DgeneratePom=true</text:p>
          </table:table-cell>
          <table:table-cell office:value-type="string" office:string-value="mvn deploy:deploy-file -DgroupId=com.rsa -DartifactId=cryptojce -Dpackaging=jar -Dversion=&quot;7.3.0000.0205&quot; -Dfile=&quot;c:\JavaLibraries\Documentum Foundation Classes for Linux, Version 7.3.0000.0205\cryptojce.jar&quot; -DgeneratePom=true  -DrepositoryId=ts-maven -Durl=&quot;http:\\bpl-trmmaven.ts.telekom.si:8081\artifactory\ext-release-local&quot;" table:formula="of:=+CONCATENATE(&quot;mvn deploy:deploy-file -DgroupId=&quot;;[.A62];&quot; -DartifactId=&quot;;[.B62];&quot; -Dpackaging=jar -Dversion=&quot;;CHAR(34);[.C62];CHAR(34);&quot; -Dfile=&quot;;CHAR(34);[.F62];CHAR(34);&quot; -DgeneratePom=true &quot;;IF([.D62]&lt;&gt;&quot;&quot;;CONCATENATE(&quot;-Dclassifier=&quot;;[.D62]);&quot;&quot;);&quot; -DrepositoryId=ts-maven -Durl=&quot;;CHAR(34);&quot;http:\\bpl-trmmaven.ts.telekom.si:8081\artifactory\ext-release-local&quot;;CHAR(34))" table:style-name="ce3">
            <text:p>mvn deploy:deploy-file -DgroupId=com.rsa -DartifactId=cryptojce -Dpackaging=jar -Dversion="7.3.0000.0205" -Dfile="c:\JavaLibraries\Documentum Foundation Classes for Linux, Version 7.3.0000.0205\cryptojce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om.rsa</text:p>
          </table:table-cell>
          <table:table-cell office:value-type="string" table:style-name="ce2">
            <text:p>cryptoj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cryptoj.jar</text:p>
          </table:table-cell>
          <table:table-cell office:value-type="string" office:string-value="c:\JavaLibraries\Documentum Foundation Classes for Linux, Version 7.3.0000.0205\cryptoj.jar" table:formula="of:=CONCATENATE([.$A$48];[.E63])" table:style-name="ce3">
            <text:p>c:\JavaLibraries\Documentum Foundation Classes for Linux, Version 7.3.0000.0205\cryptoj.jar</text:p>
          </table:table-cell>
          <table:table-cell table:number-columns-repeated="2" table:style-name="ce3"/>
          <table:table-cell office:value-type="string" office:string-value="mvn install:install-file -DgroupId=com.rsa -DartifactId=cryptoj -Dpackaging=jar -Dversion=&quot;7.3.0000.0205&quot; -Dfile=&quot;c:\JavaLibraries\Documentum Foundation Classes for Linux, Version 7.3.0000.0205\cryptoj.jar&quot; -DgeneratePom=true" table:formula="of:=+CONCATENATE(&quot;mvn install:install-file -DgroupId=&quot;;[.A63];&quot; -DartifactId=&quot;;[.B63];&quot; -Dpackaging=jar -Dversion=&quot;;CHAR(34);[.C63];CHAR(34);&quot; -Dfile=&quot;;CHAR(34);[.F63];CHAR(34);&quot; -DgeneratePom=true&quot;)" table:style-name="ce4">
            <text:p>mvn install:install-file -DgroupId=com.rsa -DartifactId=cryptoj -Dpackaging=jar -Dversion="7.3.0000.0205" -Dfile="c:\JavaLibraries\Documentum Foundation Classes for Linux, Version 7.3.0000.0205\cryptoj.jar" -DgeneratePom=true</text:p>
          </table:table-cell>
          <table:table-cell office:value-type="string" office:string-value="mvn deploy:deploy-file -DgroupId=com.rsa -DartifactId=cryptoj -Dpackaging=jar -Dversion=&quot;7.3.0000.0205&quot; -Dfile=&quot;c:\JavaLibraries\Documentum Foundation Classes for Linux, Version 7.3.0000.0205\cryptoj.jar&quot; -DgeneratePom=true  -DrepositoryId=ts-maven -Durl=&quot;http:\\bpl-trmmaven.ts.telekom.si:8081\artifactory\ext-release-local&quot;" table:formula="of:=+CONCATENATE(&quot;mvn deploy:deploy-file -DgroupId=&quot;;[.A63];&quot; -DartifactId=&quot;;[.B63];&quot; -Dpackaging=jar -Dversion=&quot;;CHAR(34);[.C63];CHAR(34);&quot; -Dfile=&quot;;CHAR(34);[.F63];CHAR(34);&quot; -DgeneratePom=true &quot;;IF([.D63]&lt;&gt;&quot;&quot;;CONCATENATE(&quot;-Dclassifier=&quot;;[.D63]);&quot;&quot;);&quot; -DrepositoryId=ts-maven -Durl=&quot;;CHAR(34);&quot;http:\\bpl-trmmaven.ts.telekom.si:8081\artifactory\ext-release-local&quot;;CHAR(34))" table:style-name="ce3">
            <text:p>mvn deploy:deploy-file -DgroupId=com.rsa -DartifactId=cryptoj -Dpackaging=jar -Dversion="7.3.0000.0205" -Dfile="c:\JavaLibraries\Documentum Foundation Classes for Linux, Version 7.3.0000.0205\cryptoj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org.aspectj</text:p>
          </table:table-cell>
          <table:table-cell office:value-type="string" table:style-name="ce2">
            <text:p>aspectj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aspectjrt.jar</text:p>
          </table:table-cell>
          <table:table-cell office:value-type="string" office:string-value="c:\JavaLibraries\Documentum Foundation Classes for Linux, Version 7.3.0000.0205\aspectjrt.jar" table:formula="of:=CONCATENATE([.$A$48];[.E64])" table:style-name="ce3">
            <text:p>c:\JavaLibraries\Documentum Foundation Classes for Linux, Version 7.3.0000.0205\aspectjrt.jar</text:p>
          </table:table-cell>
          <table:table-cell table:number-columns-repeated="2" table:style-name="ce3"/>
          <table:table-cell office:value-type="string" office:string-value="mvn install:install-file -DgroupId=org.aspectj -DartifactId=aspectj -Dpackaging=jar -Dversion=&quot;7.3.0000.0205&quot; -Dfile=&quot;c:\JavaLibraries\Documentum Foundation Classes for Linux, Version 7.3.0000.0205\aspectjrt.jar&quot; -DgeneratePom=true" table:formula="of:=+CONCATENATE(&quot;mvn install:install-file -DgroupId=&quot;;[.A64];&quot; -DartifactId=&quot;;[.B64];&quot; -Dpackaging=jar -Dversion=&quot;;CHAR(34);[.C64];CHAR(34);&quot; -Dfile=&quot;;CHAR(34);[.F64];CHAR(34);&quot; -DgeneratePom=true&quot;)" table:style-name="ce4">
            <text:p>mvn install:install-file -DgroupId=org.aspectj -DartifactId=aspectj -Dpackaging=jar -Dversion="7.3.0000.0205" -Dfile="c:\JavaLibraries\Documentum Foundation Classes for Linux, Version 7.3.0000.0205\aspectjrt.jar" -DgeneratePom=true</text:p>
          </table:table-cell>
          <table:table-cell office:value-type="string" office:string-value="mvn deploy:deploy-file -DgroupId=org.aspectj -DartifactId=aspectj -Dpackaging=jar -Dversion=&quot;7.3.0000.0205&quot; -Dfile=&quot;c:\JavaLibraries\Documentum Foundation Classes for Linux, Version 7.3.0000.0205\aspectjrt.jar&quot; -DgeneratePom=true  -DrepositoryId=ts-maven -Durl=&quot;http:\\bpl-trmmaven.ts.telekom.si:8081\artifactory\ext-release-local&quot;" table:formula="of:=+CONCATENATE(&quot;mvn deploy:deploy-file -DgroupId=&quot;;[.A64];&quot; -DartifactId=&quot;;[.B64];&quot; -Dpackaging=jar -Dversion=&quot;;CHAR(34);[.C64];CHAR(34);&quot; -Dfile=&quot;;CHAR(34);[.F64];CHAR(34);&quot; -DgeneratePom=true &quot;;IF([.D64]&lt;&gt;&quot;&quot;;CONCATENATE(&quot;-Dclassifier=&quot;;[.D64]);&quot;&quot;);&quot; -DrepositoryId=ts-maven -Durl=&quot;;CHAR(34);&quot;http:\\bpl-trmmaven.ts.telekom.si:8081\artifactory\ext-release-local&quot;;CHAR(34))" table:style-name="ce3">
            <text:p>mvn deploy:deploy-file -DgroupId=org.aspectj -DartifactId=aspectj -Dpackaging=jar -Dversion="7.3.0000.0205" -Dfile="c:\JavaLibraries\Documentum Foundation Classes for Linux, Version 7.3.0000.0205\aspectjrt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jcifs</text:p>
          </table:table-cell>
          <table:table-cell office:value-type="string" table:style-name="ce2">
            <text:p>jcifs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jcifs-krb5-1.3.1.jar</text:p>
          </table:table-cell>
          <table:table-cell office:value-type="string" office:string-value="c:\JavaLibraries\Documentum Foundation Classes for Linux, Version 7.3.0000.0205\jcifs-krb5-1.3.1.jar" table:formula="of:=CONCATENATE([.$A$48];[.E65])" table:style-name="ce3">
            <text:p>c:\JavaLibraries\Documentum Foundation Classes for Linux, Version 7.3.0000.0205\jcifs-krb5-1.3.1.jar</text:p>
          </table:table-cell>
          <table:table-cell table:number-columns-repeated="2" table:style-name="ce3"/>
          <table:table-cell office:value-type="string" office:string-value="mvn install:install-file -DgroupId=jcifs -DartifactId=jcifs -Dpackaging=jar -Dversion=&quot;7.3.0000.0205&quot; -Dfile=&quot;c:\JavaLibraries\Documentum Foundation Classes for Linux, Version 7.3.0000.0205\jcifs-krb5-1.3.1.jar&quot; -DgeneratePom=true" table:formula="of:=+CONCATENATE(&quot;mvn install:install-file -DgroupId=&quot;;[.A65];&quot; -DartifactId=&quot;;[.B65];&quot; -Dpackaging=jar -Dversion=&quot;;CHAR(34);[.C65];CHAR(34);&quot; -Dfile=&quot;;CHAR(34);[.F65];CHAR(34);&quot; -DgeneratePom=true&quot;)" table:style-name="ce4">
            <text:p>mvn install:install-file -DgroupId=jcifs -DartifactId=jcifs -Dpackaging=jar -Dversion="7.3.0000.0205" -Dfile="c:\JavaLibraries\Documentum Foundation Classes for Linux, Version 7.3.0000.0205\jcifs-krb5-1.3.1.jar" -DgeneratePom=true</text:p>
          </table:table-cell>
          <table:table-cell table:style-name="ce1"/>
          <table:table-cell table:number-columns-repeated="16374"/>
        </table:table-row>
        <table:table-row table:style-name="ro3">
          <table:table-cell office:value-type="string" table:style-name="ce2">
            <text:p>jcmfips</text:p>
          </table:table-cell>
          <table:table-cell office:value-type="string" table:style-name="ce2">
            <text:p>jcmfips</text:p>
          </table:table-cell>
          <table:table-cell office:value-type="string" table:style-name="ce2">
            <text:p>7.3.0000.0205</text:p>
          </table:table-cell>
          <table:table-cell table:style-name="ce2"/>
          <table:table-cell office:value-type="string" table:style-name="ce2">
            <text:p>jcmFIPS.jar</text:p>
          </table:table-cell>
          <table:table-cell office:value-type="string" office:string-value="c:\JavaLibraries\Documentum Foundation Classes for Linux, Version 7.3.0000.0205\jcmFIPS.jar" table:formula="of:=CONCATENATE([.$A$48];[.E66])" table:style-name="ce3">
            <text:p>c:\JavaLibraries\Documentum Foundation Classes for Linux, Version 7.3.0000.0205\jcmFIPS.jar</text:p>
          </table:table-cell>
          <table:table-cell table:number-columns-repeated="2" table:style-name="ce3"/>
          <table:table-cell office:value-type="string" office:string-value="mvn install:install-file -DgroupId=jcmfips -DartifactId=jcmfips -Dpackaging=jar -Dversion=&quot;7.3.0000.0205&quot; -Dfile=&quot;c:\JavaLibraries\Documentum Foundation Classes for Linux, Version 7.3.0000.0205\jcmFIPS.jar&quot; -DgeneratePom=true" table:formula="of:=+CONCATENATE(&quot;mvn install:install-file -DgroupId=&quot;;[.A66];&quot; -DartifactId=&quot;;[.B66];&quot; -Dpackaging=jar -Dversion=&quot;;CHAR(34);[.C66];CHAR(34);&quot; -Dfile=&quot;;CHAR(34);[.F66];CHAR(34);&quot; -DgeneratePom=true&quot;)" table:style-name="ce4">
            <text:p>mvn install:install-file -DgroupId=jcmfips -DartifactId=jcmfips -Dpackaging=jar -Dversion="7.3.0000.0205" -Dfile="c:\JavaLibraries\Documentum Foundation Classes for Linux, Version 7.3.0000.0205\jcmFIPS.jar" -DgeneratePom=true</text:p>
          </table:table-cell>
          <table:table-cell office:value-type="string" office:string-value="mvn deploy:deploy-file -DgroupId=jcmfips -DartifactId=jcmfips -Dpackaging=jar -Dversion=&quot;7.3.0000.0205&quot; -Dfile=&quot;c:\JavaLibraries\Documentum Foundation Classes for Linux, Version 7.3.0000.0205\jcmFIPS.jar&quot; -DgeneratePom=true  -DrepositoryId=ts-maven -Durl=&quot;http:\\bpl-trmmaven.ts.telekom.si:8081\artifactory\ext-release-local&quot;" table:formula="of:=+CONCATENATE(&quot;mvn deploy:deploy-file -DgroupId=&quot;;[.A66];&quot; -DartifactId=&quot;;[.B66];&quot; -Dpackaging=jar -Dversion=&quot;;CHAR(34);[.C66];CHAR(34);&quot; -Dfile=&quot;;CHAR(34);[.F66];CHAR(34);&quot; -DgeneratePom=true &quot;;IF([.D66]&lt;&gt;&quot;&quot;;CONCATENATE(&quot;-Dclassifier=&quot;;[.D66]);&quot;&quot;);&quot; -DrepositoryId=ts-maven -Durl=&quot;;CHAR(34);&quot;http:\\bpl-trmmaven.ts.telekom.si:8081\artifactory\ext-release-local&quot;;CHAR(34))" table:style-name="ce3">
            <text:p>mvn deploy:deploy-file -DgroupId=jcmfips -DartifactId=jcmfips -Dpackaging=jar -Dversion="7.3.0000.0205" -Dfile="c:\JavaLibraries\Documentum Foundation Classes for Linux, Version 7.3.0000.0205\jcmFIPS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com.mobitel</text:p>
          </table:table-cell>
          <table:table-cell office:value-type="string" table:style-name="ce8">
            <text:p>barcode</text:p>
          </table:table-cell>
          <table:table-cell office:value-type="string" table:style-name="ce2">
            <text:p>0.0.4</text:p>
          </table:table-cell>
          <table:table-cell table:number-columns-repeated="2" table:style-name="ce5"/>
          <table:table-cell office:value-type="string" table:style-name="ce6">
            <text:p>\home\klemen\workspace\BarcodeSBO\target\BarcodeSBO-0.0.4.jar</text:p>
          </table:table-cell>
          <table:table-cell table:number-columns-repeated="2" table:style-name="ce3"/>
          <table:table-cell office:value-type="string" office:string-value="mvn install:install-file -DgroupId=com.mobitel -DartifactId=barcode -Dpackaging=jar -Dversion=&quot;0.0.4&quot; -Dfile=&quot;\home\klemen\workspace\BarcodeSBO\target\BarcodeSBO-0.0.4.jar&quot; -DgeneratePom=true" table:formula="of:=+CONCATENATE(&quot;mvn install:install-file -DgroupId=&quot;;[.A67];&quot; -DartifactId=&quot;;[.B67];&quot; -Dpackaging=jar -Dversion=&quot;;CHAR(34);[.C67];CHAR(34);&quot; -Dfile=&quot;;CHAR(34);[.F67];CHAR(34);&quot; -DgeneratePom=true&quot;)" table:style-name="ce4">
            <text:p>mvn install:install-file -DgroupId=com.mobitel -DartifactId=barcode -Dpackaging=jar -Dversion="0.0.4" -Dfile="\home\klemen\workspace\BarcodeSBO\target\BarcodeSBO-0.0.4.jar" -DgeneratePom=true</text:p>
          </table:table-cell>
          <table:table-cell office:value-type="string" office:string-value="mvn deploy:deploy-file -DgroupId=com.mobitel -DartifactId=barcode -Dpackaging=jar -Dversion=&quot;0.0.4&quot; -Dfile=&quot;\home\klemen\workspace\BarcodeSBO\target\BarcodeSBO-0.0.4.jar&quot; -DgeneratePom=true  -DrepositoryId=ts-maven -Durl=&quot;http:\\bpl-trmmaven.ts.telekom.si:8081\artifactory\ext-release-local&quot;" table:formula="of:=+CONCATENATE(&quot;mvn deploy:deploy-file -DgroupId=&quot;;[.A67];&quot; -DartifactId=&quot;;[.B67];&quot; -Dpackaging=jar -Dversion=&quot;;CHAR(34);[.C67];CHAR(34);&quot; -Dfile=&quot;;CHAR(34);[.F67];CHAR(34);&quot; -DgeneratePom=true &quot;;IF([.D67]&lt;&gt;&quot;&quot;;CONCATENATE(&quot;-Dclassifier=&quot;;[.D67]);&quot;&quot;);&quot; -DrepositoryId=ts-maven -Durl=&quot;;CHAR(34);&quot;http:\\bpl-trmmaven.ts.telekom.si:8081\artifactory\ext-release-local&quot;;CHAR(34))" table:style-name="ce3">
            <text:p>mvn deploy:deploy-file -DgroupId=com.mobitel -DartifactId=barcode -Dpackaging=jar -Dversion="0.0.4" -Dfile="\home\klemen\workspace\BarcodeSBO\target\BarcodeSBO-0.0.4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om.oracle</text:p>
          </table:table-cell>
          <table:table-cell office:value-type="string" table:style-name="ce2">
            <text:p>ojdbc7</text:p>
          </table:table-cell>
          <table:table-cell office:value-type="string" table:style-name="ce9">
            <text:p>12.1.0.1</text:p>
          </table:table-cell>
          <table:table-cell table:number-columns-repeated="2" table:style-name="ce2"/>
          <table:table-cell office:value-type="string" table:style-name="ce3">
            <text:p>c:\JavaLibraries\Oracle\Oracle Database 12.1.0.1 JDBC Driver\ojdbc7.jar</text:p>
          </table:table-cell>
          <table:table-cell table:number-columns-repeated="2" table:style-name="ce3"/>
          <table:table-cell office:value-type="string" office:string-value="mvn install:install-file -DgroupId=com.oracle -DartifactId=ojdbc7 -Dpackaging=jar -Dversion=&quot;12.1.0.1&quot; -Dfile=&quot;c:\JavaLibraries\Oracle\Oracle Database 12.1.0.1 JDBC Driver\ojdbc7.jar&quot; -DgeneratePom=true" table:formula="of:=+CONCATENATE(&quot;mvn install:install-file -DgroupId=&quot;;[.A68];&quot; -DartifactId=&quot;;[.B68];&quot; -Dpackaging=jar -Dversion=&quot;;CHAR(34);[.C68];CHAR(34);&quot; -Dfile=&quot;;CHAR(34);[.F68];CHAR(34);&quot; -DgeneratePom=true&quot;)" table:style-name="ce4">
            <text:p>mvn install:install-file -DgroupId=com.oracle -DartifactId=ojdbc7 -Dpackaging=jar -Dversion="12.1.0.1" -Dfile="c:\JavaLibraries\Oracle\Oracle Database 12.1.0.1 JDBC Driver\ojdbc7.jar" -DgeneratePom=true</text:p>
          </table:table-cell>
          <table:table-cell office:value-type="string" office:string-value="mvn deploy:deploy-file -DgroupId=com.oracle -DartifactId=ojdbc7 -Dpackaging=jar -Dversion=&quot;12.1.0.1&quot; -Dfile=&quot;c:\JavaLibraries\Oracle\Oracle Database 12.1.0.1 JDBC Driver\ojdbc7.jar&quot; -DgeneratePom=true  -DrepositoryId=ts-maven -Durl=&quot;http:\\bpl-trmmaven.ts.telekom.si:8081\artifactory\ext-release-local&quot;" table:formula="of:=+CONCATENATE(&quot;mvn deploy:deploy-file -DgroupId=&quot;;[.A68];&quot; -DartifactId=&quot;;[.B68];&quot; -Dpackaging=jar -Dversion=&quot;;CHAR(34);[.C68];CHAR(34);&quot; -Dfile=&quot;;CHAR(34);[.F68];CHAR(34);&quot; -DgeneratePom=true &quot;;IF([.D68]&lt;&gt;&quot;&quot;;CONCATENATE(&quot;-Dclassifier=&quot;;[.D68]);&quot;&quot;);&quot; -DrepositoryId=ts-maven -Durl=&quot;;CHAR(34);&quot;http:\\bpl-trmmaven.ts.telekom.si:8081\artifactory\ext-release-local&quot;;CHAR(34))" table:style-name="ce3">
            <text:p>mvn deploy:deploy-file -DgroupId=com.oracle -DartifactId=ojdbc7 -Dpackaging=jar -Dversion="12.1.0.1" -Dfile="c:\JavaLibraries\Oracle\Oracle Database 12.1.0.1 JDBC Driver\ojdbc7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si.telekom.documentum.generic</text:p>
          </table:table-cell>
          <table:table-cell office:value-type="string" table:style-name="ce8">
            <text:p>DcmtServiceJar</text:p>
          </table:table-cell>
          <table:table-cell office:value-type="string" table:style-name="ce2">
            <text:p>0.8</text:p>
          </table:table-cell>
          <table:table-cell table:number-columns-repeated="2" table:style-name="ce5"/>
          <table:table-cell office:value-type="string" table:style-name="ce6">
            <text:p>\home\klemen\workspace\BarcodeSBO\target\BarcodeSBO-0.0.4.jar</text:p>
          </table:table-cell>
          <table:table-cell table:number-columns-repeated="2" table:style-name="ce3"/>
          <table:table-cell office:value-type="string" office:string-value="mvn install:install-file -DgroupId=si.telekom.documentum.generic -DartifactId=DcmtServiceJar -Dpackaging=jar -Dversion=&quot;0.8&quot; -Dfile=&quot;\home\klemen\workspace\BarcodeSBO\target\BarcodeSBO-0.0.4.jar&quot; -DgeneratePom=true" table:formula="of:=+CONCATENATE(&quot;mvn install:install-file -DgroupId=&quot;;[.A69];&quot; -DartifactId=&quot;;[.B69];&quot; -Dpackaging=jar -Dversion=&quot;;CHAR(34);[.C69];CHAR(34);&quot; -Dfile=&quot;;CHAR(34);[.F69];CHAR(34);&quot; -DgeneratePom=true&quot;)" table:style-name="ce4">
            <text:p>mvn install:install-file -DgroupId=si.telekom.documentum.generic -DartifactId=DcmtServiceJar -Dpackaging=jar -Dversion="0.8" -Dfile="\home\klemen\workspace\BarcodeSBO\target\BarcodeSBO-0.0.4.jar" -DgeneratePom=true</text:p>
          </table:table-cell>
          <table:table-cell office:value-type="string" office:string-value="mvn deploy:deploy-file -DgroupId=si.telekom.documentum.generic -DartifactId=DcmtServiceJar -Dpackaging=jar -Dversion=&quot;0.8&quot; -Dfile=&quot;\home\klemen\workspace\BarcodeSBO\target\BarcodeSBO-0.0.4.jar&quot; -DgeneratePom=true  -DrepositoryId=ts-maven -Durl=&quot;http:\\bpl-trmmaven.ts.telekom.si:8081\artifactory\ext-release-local&quot;" table:formula="of:=+CONCATENATE(&quot;mvn deploy:deploy-file -DgroupId=&quot;;[.A69];&quot; -DartifactId=&quot;;[.B69];&quot; -Dpackaging=jar -Dversion=&quot;;CHAR(34);[.C69];CHAR(34);&quot; -Dfile=&quot;;CHAR(34);[.F69];CHAR(34);&quot; -DgeneratePom=true &quot;;IF([.D69]&lt;&gt;&quot;&quot;;CONCATENATE(&quot;-Dclassifier=&quot;;[.D69]);&quot;&quot;);&quot; -DrepositoryId=ts-maven -Durl=&quot;;CHAR(34);&quot;http:\\bpl-trmmaven.ts.telekom.si:8081\artifactory\ext-release-local&quot;;CHAR(34))" table:style-name="ce3">
            <text:p>mvn deploy:deploy-file -DgroupId=si.telekom.documentum.generic -DartifactId=DcmtServiceJar -Dpackaging=jar -Dversion="0.8" -Dfile="\home\klemen\workspace\BarcodeSBO\target\BarcodeSBO-0.0.4.jar" -DgeneratePom=true <text:s/>-DrepositoryId=ts-maven -Durl="http:\\bpl-trmmaven.ts.telekom.si:8081\artifactory\ext-release-local"</text:p>
          </table:table-cell>
          <table:table-cell table:number-columns-repeated="16374"/>
        </table:table-row>
        <table:table-row table:style-name="ro1">
          <table:table-cell table:number-columns-repeated="5" table:style-name="ce2"/>
          <table:table-cell table:number-columns-repeated="3" table:style-name="ce3"/>
          <table:table-cell table:style-name="ce4"/>
          <table:table-cell table:style-name="ce3"/>
          <table:table-cell table:number-columns-repeated="16374"/>
        </table:table-row>
        <table:table-row table:style-name="ro2">
          <table:table-cell office:value-type="string" table:style-name="ce5">
            <text:p>com.documentum.services</text:p>
          </table:table-cell>
          <table:table-cell office:value-type="string" table:style-name="ce5">
            <text:p>configservice-impl</text:p>
          </table:table-cell>
          <table:table-cell office:value-type="string" table:style-name="ce2">
            <text:p>7.3.0000.0205</text:p>
          </table:table-cell>
          <table:table-cell office:value-type="string" table:style-name="ce2">
            <text:p>centos</text:p>
          </table:table-cell>
          <table:table-cell table:style-name="ce2"/>
          <table:table-cell office:value-type="string" table:style-name="ce3">
            <text:p>c:\JavaLibraries\Documentum Foundation Classes for Windows, Version 7.3.0000.0205 Linux\configservice-impl.jar</text:p>
          </table:table-cell>
          <table:table-cell table:number-columns-repeated="2" table:style-name="ce3"/>
          <table:table-cell office:value-type="string" office:string-value="mvn install:install-file -DgroupId=com.documentum.services -DartifactId=configservice-impl -Dpackaging=jar -Dversion=&quot;7.3.0000.0205&quot; -Dfile=&quot;c:\JavaLibraries\Documentum Foundation Classes for Windows, Version 7.3.0000.0205 Linux\configservice-impl.jar&quot; -DgeneratePom=true  -Dclassifier=com.documentum.services" table:formula="of:=+CONCATENATE(&quot;mvn install:install-file -DgroupId=&quot;;[.A71];&quot; -DartifactId=&quot;;[.B71];&quot; -Dpackaging=jar -Dversion=&quot;;CHAR(34);[.C71];CHAR(34);&quot; -Dfile=&quot;;CHAR(34);[.F71];CHAR(34);&quot; -DgeneratePom=true&quot;; &quot;  -Dclassifier=&quot;;[.A71])" table:style-name="ce4">
            <text:p>mvn install:install-file -DgroupId=com.documentum.services -DartifactId=configservice-impl -Dpackaging=jar -Dversion="7.3.0000.0205" -Dfile="c:\JavaLibraries\Documentum Foundation Classes for Windows, Version 7.3.0000.0205 Linux\configservice-impl.jar" -DgeneratePom=true <text:s/>-Dclassifier=com.documentum.services</text:p>
          </table:table-cell>
          <table:table-cell office:value-type="string" office:string-value="mvn deploy:deploy-file -DgroupId=com.documentum.services -DartifactId=configservice-impl -Dpackaging=jar -Dversion=&quot;7.3.0000.0205&quot; -Dfile=&quot;c:\JavaLibraries\Documentum Foundation Classes for Windows, Version 7.3.0000.0205 Linux\configservice-impl.jar&quot; -DgeneratePom=true -Dclassifier=centos -DrepositoryId=ts-maven -Durl=&quot;http:\\bpl-trmmaven.ts.telekom.si:8081\artifactory\ext-release-local&quot;" table:formula="of:=+CONCATENATE(&quot;mvn deploy:deploy-file -DgroupId=&quot;;[.A71];&quot; -DartifactId=&quot;;[.B71];&quot; -Dpackaging=jar -Dversion=&quot;;CHAR(34);[.C71];CHAR(34);&quot; -Dfile=&quot;;CHAR(34);[.F71];CHAR(34);&quot; -DgeneratePom=true &quot;;IF([.D71]&lt;&gt;&quot;&quot;;CONCATENATE(&quot;-Dclassifier=&quot;;[.D71]);&quot;&quot;);&quot; -DrepositoryId=ts-maven -Durl=&quot;;CHAR(34);&quot;http:\\bpl-trmmaven.ts.telekom.si:8081\artifactory\ext-release-local&quot;;CHAR(34))" table:style-name="ce3">
            <text:p>mvn deploy:deploy-file -DgroupId=com.documentum.services -DartifactId=configservice-impl -Dpackaging=jar -Dversion="7.3.0000.0205" -Dfile="c:\JavaLibraries\Documentum Foundation Classes for Windows, Version 7.3.0000.0205 Linux\configservice-impl.jar" -DgeneratePom=true -Dclassifier=centos -DrepositoryId=ts-maven -Durl="http:\\bpl-trmmaven.ts.telekom.si:8081\artifactory\ext-release-local"</text:p>
          </table:table-cell>
          <table:table-cell table:number-columns-repeated="16374"/>
        </table:table-row>
        <table:table-row table:number-rows-repeated="1048505" table:style-name="ro5">
          <table:table-cell table:number-columns-repeated="16384"/>
        </table:table-row>
      </table:table>
      <table:table table:name="Sheet2" table:style-name="ta1">
        <table:table-column table:style-name="co14" table:number-columns-repeated="1024" table:default-cell-style-name="ce1"/>
        <table:table-column table:style-name="co13" table:number-columns-repeated="15360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1">
        <table:table-column table:style-name="co14" table:number-columns-repeated="1024" table:default-cell-style-name="ce1"/>
        <table:table-column table:style-name="co13" table:number-columns-repeated="15360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Živkovič Klemen</meta:initial-creator>
    <dc:creator>klemen</dc:creator>
    <meta:creation-date>2012-08-01T07:26:02Z</meta:creation-date>
    <dc:date>2020-03-12T09:15:19Z</dc:date>
    <meta:editing-cycles>38</meta:editing-cycles>
    <meta:editing-duration>PT142856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